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9591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75">
            <text:p>17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25">
            <text:p>22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35">
            <text:p>33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7138">
            <text:p>1713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7772">
            <text:p>1777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9702">
            <text:p>1970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1">
            <text:p>2021-03-0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8 - 1.28)">
            <text:p>(0.98 - 1.28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1">
            <text:p>1.21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0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16.5">
            <text:p>-16.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115022655977693">
            <text:p>-0.0011502266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95976800162213">
            <text:p>0.995976800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34.625">
            <text:p>34.625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336099786449233">
            <text:p>0.0033609979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1178563328675">
            <text:p>1.0117856333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37">
            <text:p>-37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351911736731976">
            <text:p>-0.0035191174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87707362220989">
            <text:p>0.9877073622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97.25">
            <text:p>-97.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499768744539802">
            <text:p>-0.0049976874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82557048625519">
            <text:p>0.9825570486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0193">
            <text:p>10193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74.25">
            <text:p>-274.25</text:p>
          </table:table-cell>
          <table:table-cell office:value-type="float" office:value="-131">
            <text:p>-131</text:p>
          </table:table-cell>
          <table:table-cell office:value-type="float" office:value="-44.375">
            <text:p>-44.375</text:p>
          </table:table-cell>
          <table:table-cell office:value-type="float" office:value="-0.0269057196114981">
            <text:p>-0.0269057196</text:p>
          </table:table-cell>
          <table:table-cell office:value-type="float" office:value="-0.00986297244390905">
            <text:p>-0.0098629724</text:p>
          </table:table-cell>
          <table:table-cell office:value-type="float" office:value="-0.0023139698597278">
            <text:p>-0.0023139699</text:p>
          </table:table-cell>
          <table:table-cell office:value-type="float" office:value="0.907248860145469">
            <text:p>0.9072488601</text:p>
          </table:table-cell>
          <table:table-cell office:value-type="float" office:value="0.96567026176816">
            <text:p>0.9656702618</text:p>
          </table:table-cell>
          <table:table-cell office:value-type="float" office:value="0.991911600225716">
            <text:p>0.9919116002</text:p>
          </table:table-cell>
          <table:table-cell office:value-type="float" office:value="-25.4139265239429">
            <text:p>-25.413926523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512">
            <text:p>13512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166.5">
            <text:p>-166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23223801065719">
            <text:p>-0.0123223801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5716927808792">
            <text:p>0.9571692781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592">
            <text:p>13592</text:p>
          </table:table-cell>
          <table:table-cell office:value-type="float" office:value="18683">
            <text:p>18683</text:p>
          </table:table-cell>
          <table:table-cell office:value-type="float" office:value="-33.5">
            <text:p>-33.5</text:p>
          </table:table-cell>
          <table:table-cell office:value-type="float" office:value="-202.125">
            <text:p>-202.125</text:p>
          </table:table-cell>
          <table:table-cell office:value-type="float" office:value="-57.375">
            <text:p>-57.375</text:p>
          </table:table-cell>
          <table:table-cell office:value-type="float" office:value="-0.0032533747693503">
            <text:p>-0.0032533748</text:p>
          </table:table-cell>
          <table:table-cell office:value-type="float" office:value="-0.0148708799293702">
            <text:p>-0.0148708799</text:p>
          </table:table-cell>
          <table:table-cell office:value-type="float" office:value="-0.00307097361237489">
            <text:p>-0.0030709736</text:p>
          </table:table-cell>
          <table:table-cell office:value-type="float" office:value="0.988633933824158">
            <text:p>0.9886339338</text:p>
          </table:table-cell>
          <table:table-cell office:value-type="float" office:value="0.948385360664157">
            <text:p>0.9483853607</text:p>
          </table:table-cell>
          <table:table-cell office:value-type="float" office:value="0.989270076879387">
            <text:p>0.989270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818">
            <text:p>9818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91.5">
            <text:p>-91.5</text:p>
          </table:table-cell>
          <table:table-cell office:value-type="float" office:value="-269.375">
            <text:p>-269.375</text:p>
          </table:table-cell>
          <table:table-cell office:value-type="float" office:value="-97.25">
            <text:p>-97.25</text:p>
          </table:table-cell>
          <table:table-cell office:value-type="float" office:value="-0.009319617029945">
            <text:p>-0.009319617</text:p>
          </table:table-cell>
          <table:table-cell office:value-type="float" office:value="-0.0211856075501376">
            <text:p>-0.0211856076</text:p>
          </table:table-cell>
          <table:table-cell office:value-type="float" office:value="-0.00499768744539802">
            <text:p>-0.0049976874</text:p>
          </table:table-cell>
          <table:table-cell office:value-type="float" office:value="0.967551576707899">
            <text:p>0.9675515767</text:p>
          </table:table-cell>
          <table:table-cell office:value-type="float" office:value="0.926730080310364">
            <text:p>0.9267300803</text:p>
          </table:table-cell>
          <table:table-cell office:value-type="float" office:value="0.982557048625519">
            <text:p>0.9825570486</text:p>
          </table:table-cell>
          <table:table-cell office:value-type="float" office:value="0">
            <text:p>0</text:p>
          </table:table-cell>
          <table:table-cell office:value-type="float" office:value="-32.370023048258">
            <text:p>-32.370023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856">
            <text:p>856</text:p>
          </table:table-cell>
          <table:table-cell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9368">
            <text:p>9368</text:p>
          </table:table-cell>
          <table:table-cell office:value-type="float" office:value="12925">
            <text:p>12925</text:p>
          </table:table-cell>
          <table:table-cell office:value-type="float" office:value="19177">
            <text:p>19177</text:p>
          </table:table-cell>
          <table:table-cell office:value-type="float" office:value="-73.25">
            <text:p>-73.25</text:p>
          </table:table-cell>
          <table:table-cell office:value-type="float" office:value="-301.75">
            <text:p>-301.75</text:p>
          </table:table-cell>
          <table:table-cell office:value-type="float" office:value="-44.375">
            <text:p>-44.375</text:p>
          </table:table-cell>
          <table:table-cell office:value-type="float" office:value="-0.00781917164816396">
            <text:p>-0.0078191716</text:p>
          </table:table-cell>
          <table:table-cell office:value-type="float" office:value="-0.0233462282398453">
            <text:p>-0.0233462282</text:p>
          </table:table-cell>
          <table:table-cell office:value-type="float" office:value="-0.0023139698597278">
            <text:p>-0.0023139699</text:p>
          </table:table-cell>
          <table:table-cell office:value-type="float" office:value="0.972752732544143">
            <text:p>0.9727527325</text:p>
          </table:table-cell>
          <table:table-cell office:value-type="float" office:value="0.919356492051674">
            <text:p>0.9193564921</text:p>
          </table:table-cell>
          <table:table-cell office:value-type="float" office:value="0.991911600225716">
            <text:p>0.9919116002</text:p>
          </table:table-cell>
          <table:table-cell office:value-type="float" office:value="0">
            <text:p>0</text:p>
          </table:table-cell>
          <table:table-cell office:value-type="float" office:value="-29.3419618465609">
            <text:p>-29.34196184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1233">
            <text:p>1233</text:p>
          </table:table-cell>
          <table:table-cell office:value-type="float" office:value="9195">
            <text:p>9195</text:p>
          </table:table-cell>
          <table:table-cell office:value-type="float" office:value="13142">
            <text:p>13142</text:p>
          </table:table-cell>
          <table:table-cell office:value-type="float" office:value="18127">
            <text:p>18127</text:p>
          </table:table-cell>
          <table:table-cell office:value-type="float" office:value="-9">
            <text:p>-9</text:p>
          </table:table-cell>
          <table:table-cell office:value-type="float" office:value="-2.375">
            <text:p>-2.375</text:p>
          </table:table-cell>
          <table:table-cell office:value-type="float" office:value="-209.25">
            <text:p>-209.25</text:p>
          </table:table-cell>
          <table:table-cell office:value-type="float" office:value="-0.000978792822185971">
            <text:p>-0.0009787928</text:p>
          </table:table-cell>
          <table:table-cell office:value-type="float" office:value="-0.000180718307715721">
            <text:p>-0.0001807183</text:p>
          </table:table-cell>
          <table:table-cell office:value-type="float" office:value="-0.0115435538147515">
            <text:p>-0.0115435538</text:p>
          </table:table-cell>
          <table:table-cell office:value-type="float" office:value="0.996576102871711">
            <text:p>0.9965761029</text:p>
          </table:table-cell>
          <table:table-cell office:value-type="float" office:value="0.999367549934844">
            <text:p>0.9993675499</text:p>
          </table:table-cell>
          <table:table-cell office:value-type="float" office:value="0.959858738772331">
            <text:p>0.95985873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8878">
            <text:p>8878</text:p>
          </table:table-cell>
          <table:table-cell office:value-type="float" office:value="13144">
            <text:p>13144</text:p>
          </table:table-cell>
          <table:table-cell office:value-type="float" office:value="18588">
            <text:p>18588</text:p>
          </table:table-cell>
          <table:table-cell office:value-type="float" office:value="-187.75">
            <text:p>-187.75</text:p>
          </table:table-cell>
          <table:table-cell office:value-type="float" office:value="-40.25">
            <text:p>-40.25</text:p>
          </table:table-cell>
          <table:table-cell office:value-type="float" office:value="-266.5">
            <text:p>-266.5</text:p>
          </table:table-cell>
          <table:table-cell office:value-type="float" office:value="-0.0211477810317639">
            <text:p>-0.021147781</text:p>
          </table:table-cell>
          <table:table-cell office:value-type="float" office:value="-0.00306223371880706">
            <text:p>-0.0030622337</text:p>
          </table:table-cell>
          <table:table-cell office:value-type="float" office:value="-0.0143372068000861">
            <text:p>-0.0143372068</text:p>
          </table:table-cell>
          <table:table-cell office:value-type="float" office:value="0.926859334528258">
            <text:p>0.9268593345</text:p>
          </table:table-cell>
          <table:table-cell office:value-type="float" office:value="0.989300561443859">
            <text:p>0.9893005614</text:p>
          </table:table-cell>
          <table:table-cell office:value-type="float" office:value="0.950222664977402">
            <text:p>0.950222665</text:p>
          </table:table-cell>
          <table:table-cell office:value-type="float" office:value="-32.4285468684774">
            <text:p>-32.42854686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9322">
            <text:p>9322</text:p>
          </table:table-cell>
          <table:table-cell office:value-type="float" office:value="12535">
            <text:p>12535</text:p>
          </table:table-cell>
          <table:table-cell office:value-type="float" office:value="17206">
            <text:p>17206</text:p>
          </table:table-cell>
          <table:table-cell office:value-type="float" office:value="-147.125">
            <text:p>-147.125</text:p>
          </table:table-cell>
          <table:table-cell office:value-type="float" office:value="-137.125">
            <text:p>-137.125</text:p>
          </table:table-cell>
          <table:table-cell office:value-type="float" office:value="-327.125">
            <text:p>-327.125</text:p>
          </table:table-cell>
          <table:table-cell office:value-type="float" office:value="-0.0157825573911178">
            <text:p>-0.0157825574</text:p>
          </table:table-cell>
          <table:table-cell office:value-type="float" office:value="-0.010939369764659">
            <text:p>-0.0109393698</text:p>
          </table:table-cell>
          <table:table-cell office:value-type="float" office:value="-0.0190122631640126">
            <text:p>-0.0190122632</text:p>
          </table:table-cell>
          <table:table-cell office:value-type="float" office:value="0.945249263801983">
            <text:p>0.9452492638</text:p>
          </table:table-cell>
          <table:table-cell office:value-type="float" office:value="0.961946758652956">
            <text:p>0.9619467587</text:p>
          </table:table-cell>
          <table:table-cell office:value-type="float" office:value="0.934165552581167">
            <text:p>0.93416555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781">
            <text:p>781</text:p>
          </table:table-cell>
          <table:table-cell table:number-columns-repeated="2" office:value-type="float" office:value="1187">
            <text:p>1187</text:p>
          </table:table-cell>
          <table:table-cell office:value-type="float" office:value="9302">
            <text:p>9302</text:p>
          </table:table-cell>
          <table:table-cell office:value-type="float" office:value="12392">
            <text:p>12392</text:p>
          </table:table-cell>
          <table:table-cell office:value-type="float" office:value="17535">
            <text:p>17535</text:p>
          </table:table-cell>
          <table:table-cell office:value-type="float" office:value="-38">
            <text:p>-38</text:p>
          </table:table-cell>
          <table:table-cell office:value-type="float" office:value="-137.25">
            <text:p>-137.25</text:p>
          </table:table-cell>
          <table:table-cell office:value-type="float" office:value="-417.875">
            <text:p>-417.875</text:p>
          </table:table-cell>
          <table:table-cell office:value-type="float" office:value="-0.0040851429800043">
            <text:p>-0.004085143</text:p>
          </table:table-cell>
          <table:table-cell office:value-type="float" office:value="-0.0110756939961265">
            <text:p>-0.011075694</text:p>
          </table:table-cell>
          <table:table-cell office:value-type="float" office:value="-0.0238309096093527">
            <text:p>-0.0238309096</text:p>
          </table:table-cell>
          <table:table-cell office:value-type="float" office:value="0.985734708820592">
            <text:p>0.9857347088</text:p>
          </table:table-cell>
          <table:table-cell office:value-type="float" office:value="0.961475506168649">
            <text:p>0.9614755062</text:p>
          </table:table-cell>
          <table:table-cell office:value-type="float" office:value="0.917704924382771">
            <text:p>0.9177049244</text:p>
          </table:table-cell>
          <table:table-cell table:number-columns-repeated="2" office:value-type="float" office:value="0">
            <text:p>0</text:p>
          </table:table-cell>
          <table:table-cell office:value-type="float" office:value="-28.738089611805">
            <text:p>-28.7380896118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table:number-columns-repeated="2" office:value-type="float" office:value="428">
            <text:p>428</text:p>
          </table:table-cell>
          <table:table-cell office:value-type="float" office:value="9110">
            <text:p>9110</text:p>
          </table:table-cell>
          <table:table-cell office:value-type="float" office:value="13046">
            <text:p>13046</text:p>
          </table:table-cell>
          <table:table-cell office:value-type="float" office:value="18073">
            <text:p>18073</text:p>
          </table:table-cell>
          <table:table-cell office:value-type="float" office:value="-30.875">
            <text:p>-30.875</text:p>
          </table:table-cell>
          <table:table-cell office:value-type="float" office:value="-166">
            <text:p>-166</text:p>
          </table:table-cell>
          <table:table-cell office:value-type="float" office:value="-236.5">
            <text:p>-236.5</text:p>
          </table:table-cell>
          <table:table-cell office:value-type="float" office:value="-0.00338913282107574">
            <text:p>-0.0033891328</text:p>
          </table:table-cell>
          <table:table-cell office:value-type="float" office:value="-0.0127242066533803">
            <text:p>-0.0127242067</text:p>
          </table:table-cell>
          <table:table-cell office:value-type="float" office:value="-0.0130858186244674">
            <text:p>-0.0130858186</text:p>
          </table:table-cell>
          <table:table-cell office:value-type="float" office:value="0.988160548119941">
            <text:p>0.9881605481</text:p>
          </table:table-cell>
          <table:table-cell office:value-type="float" office:value="0.955782611365686">
            <text:p>0.9557826114</text:p>
          </table:table-cell>
          <table:table-cell office:value-type="float" office:value="0.954535262566546">
            <text:p>0.95453526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891">
            <text:p>8891</text:p>
          </table:table-cell>
          <table:table-cell office:value-type="float" office:value="12035">
            <text:p>12035</text:p>
          </table:table-cell>
          <table:table-cell office:value-type="float" office:value="18663">
            <text:p>18663</text:p>
          </table:table-cell>
          <table:table-cell office:value-type="float" office:value="-142.625">
            <text:p>-142.625</text:p>
          </table:table-cell>
          <table:table-cell office:value-type="float" office:value="-131.125">
            <text:p>-131.125</text:p>
          </table:table-cell>
          <table:table-cell office:value-type="float" office:value="-277.625">
            <text:p>-277.625</text:p>
          </table:table-cell>
          <table:table-cell office:value-type="float" office:value="-0.0160415026431223">
            <text:p>-0.0160415026</text:p>
          </table:table-cell>
          <table:table-cell office:value-type="float" office:value="-0.0108953053593685">
            <text:p>-0.0108953054</text:p>
          </table:table-cell>
          <table:table-cell office:value-type="float" office:value="-0.0148756898676526">
            <text:p>-0.0148756899</text:p>
          </table:table-cell>
          <table:table-cell office:value-type="float" office:value="0.944359107170889">
            <text:p>0.9443591072</text:p>
          </table:table-cell>
          <table:table-cell office:value-type="float" office:value="0.962099098292803">
            <text:p>0.9620990983</text:p>
          </table:table-cell>
          <table:table-cell office:value-type="float" office:value="0.948368806315332">
            <text:p>0.94836880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756">
            <text:p>756</text:p>
          </table:table-cell>
          <table:table-cell office:value-type="float" office:value="8700">
            <text:p>8700</text:p>
          </table:table-cell>
          <table:table-cell office:value-type="float" office:value="11833">
            <text:p>11833</text:p>
          </table:table-cell>
          <table:table-cell office:value-type="float" office:value="16917">
            <text:p>16917</text:p>
          </table:table-cell>
          <table:table-cell office:value-type="float" office:value="-68.5">
            <text:p>-68.5</text:p>
          </table:table-cell>
          <table:table-cell office:value-type="float" office:value="-226">
            <text:p>-226</text:p>
          </table:table-cell>
          <table:table-cell office:value-type="float" office:value="-179.5">
            <text:p>-179.5</text:p>
          </table:table-cell>
          <table:table-cell office:value-type="float" office:value="-0.0078735632183908">
            <text:p>-0.0078735632</text:p>
          </table:table-cell>
          <table:table-cell office:value-type="float" office:value="-0.0190991295529452">
            <text:p>-0.0190991296</text:p>
          </table:table-cell>
          <table:table-cell office:value-type="float" office:value="-0.0106106283620027">
            <text:p>-0.0106106284</text:p>
          </table:table-cell>
          <table:table-cell office:value-type="float" office:value="0.97256403501123">
            <text:p>0.972564035</text:p>
          </table:table-cell>
          <table:table-cell office:value-type="float" office:value="0.933868008994065">
            <text:p>0.933868009</text:p>
          </table:table-cell>
          <table:table-cell office:value-type="float" office:value="0.963083468184094">
            <text:p>0.96308346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705">
            <text:p>705</text:p>
          </table:table-cell>
          <table:table-cell table:number-columns-repeated="2" office:value-type="float" office:value="461">
            <text:p>461</text:p>
          </table:table-cell>
          <table:table-cell office:value-type="float" office:value="8416">
            <text:p>8416</text:p>
          </table:table-cell>
          <table:table-cell office:value-type="float" office:value="11882">
            <text:p>11882</text:p>
          </table:table-cell>
          <table:table-cell office:value-type="float" office:value="16809">
            <text:p>16809</text:p>
          </table:table-cell>
          <table:table-cell office:value-type="float" office:value="16.75">
            <text:p>16.75</text:p>
          </table:table-cell>
          <table:table-cell office:value-type="float" office:value="-55.25">
            <text:p>-55.25</text:p>
          </table:table-cell>
          <table:table-cell office:value-type="float" office:value="-191.875">
            <text:p>-191.875</text:p>
          </table:table-cell>
          <table:table-cell office:value-type="float" office:value="0.0019902566539924">
            <text:p>0.0019902567</text:p>
          </table:table-cell>
          <table:table-cell office:value-type="float" office:value="-0.00464989059080963">
            <text:p>-0.0046498906</text:p>
          </table:table-cell>
          <table:table-cell office:value-type="float" office:value="-0.0114150157653638">
            <text:p>-0.0114150158</text:p>
          </table:table-cell>
          <table:table-cell office:value-type="float" office:value="1.00697366208721">
            <text:p>1.0069736621</text:p>
          </table:table-cell>
          <table:table-cell office:value-type="float" office:value="0.983767761037879">
            <text:p>0.983767761</text:p>
          </table:table-cell>
          <table:table-cell office:value-type="float" office:value="0.960302837887677">
            <text:p>0.96030283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8240">
            <text:p>8240</text:p>
          </table:table-cell>
          <table:table-cell office:value-type="float" office:value="11648">
            <text:p>11648</text:p>
          </table:table-cell>
          <table:table-cell office:value-type="float" office:value="17644">
            <text:p>17644</text:p>
          </table:table-cell>
          <table:table-cell office:value-type="float" office:value="-176.75">
            <text:p>-176.75</text:p>
          </table:table-cell>
          <table:table-cell office:value-type="float" office:value="-27.25">
            <text:p>-27.25</text:p>
          </table:table-cell>
          <table:table-cell office:value-type="float" office:value="-237.75">
            <text:p>-237.75</text:p>
          </table:table-cell>
          <table:table-cell office:value-type="float" office:value="-0.0214502427184466">
            <text:p>-0.0214502427</text:p>
          </table:table-cell>
          <table:table-cell office:value-type="float" office:value="-0.00233945741758242">
            <text:p>-0.0023394574</text:p>
          </table:table-cell>
          <table:table-cell office:value-type="float" office:value="-0.0134748356381773">
            <text:p>-0.0134748356</text:p>
          </table:table-cell>
          <table:table-cell office:value-type="float" office:value="0.92582597179429">
            <text:p>0.9258259718</text:p>
          </table:table-cell>
          <table:table-cell office:value-type="float" office:value="0.991822626238039">
            <text:p>0.9918226262</text:p>
          </table:table-cell>
          <table:table-cell office:value-type="float" office:value="0.953193954809512">
            <text:p>0.9531939548</text:p>
          </table:table-cell>
          <table:table-cell office:value-type="float" office:value="-31.9663621428062">
            <text:p>-31.96636214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604">
            <text:p>604</text:p>
          </table:table-cell>
          <table:table-cell office:value-type="float" office:value="971">
            <text:p>971</text:p>
          </table:table-cell>
          <table:table-cell office:value-type="float" office:value="8401">
            <text:p>8401</text:p>
          </table:table-cell>
          <table:table-cell office:value-type="float" office:value="11512">
            <text:p>11512</text:p>
          </table:table-cell>
          <table:table-cell office:value-type="float" office:value="16267">
            <text:p>16267</text:p>
          </table:table-cell>
          <table:table-cell office:value-type="float" office:value="-135.375">
            <text:p>-135.375</text:p>
          </table:table-cell>
          <table:table-cell office:value-type="float" office:value="-215">
            <text:p>-215</text:p>
          </table:table-cell>
          <table:table-cell office:value-type="float" office:value="-133.375">
            <text:p>-133.375</text:p>
          </table:table-cell>
          <table:table-cell office:value-type="float" office:value="-0.0161141530770146">
            <text:p>-0.0161141531</text:p>
          </table:table-cell>
          <table:table-cell office:value-type="float" office:value="-0.0186761640027797">
            <text:p>-0.018676164</text:p>
          </table:table-cell>
          <table:table-cell office:value-type="float" office:value="-0.00819911477223827">
            <text:p>-0.0081991148</text:p>
          </table:table-cell>
          <table:table-cell office:value-type="float" office:value="0.944109409452052">
            <text:p>0.9441094095</text:p>
          </table:table-cell>
          <table:table-cell office:value-type="float" office:value="0.935317072229914">
            <text:p>0.9353170722</text:p>
          </table:table-cell>
          <table:table-cell office:value-type="float" office:value="0.971434860243941">
            <text:p>0.97143486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8572">
            <text:p>8572</text:p>
          </table:table-cell>
          <table:table-cell office:value-type="float" office:value="11188">
            <text:p>11188</text:p>
          </table:table-cell>
          <table:table-cell office:value-type="float" office:value="15739">
            <text:p>15739</text:p>
          </table:table-cell>
          <table:table-cell office:value-type="float" office:value="-55.125">
            <text:p>-55.125</text:p>
          </table:table-cell>
          <table:table-cell office:value-type="float" office:value="-90">
            <text:p>-90</text:p>
          </table:table-cell>
          <table:table-cell office:value-type="float" office:value="-349.125">
            <text:p>-349.125</text:p>
          </table:table-cell>
          <table:table-cell office:value-type="float" office:value="-0.00643082127858143">
            <text:p>-0.0064308213</text:p>
          </table:table-cell>
          <table:table-cell office:value-type="float" office:value="-0.00804433321415803">
            <text:p>-0.0080443332</text:p>
          </table:table-cell>
          <table:table-cell office:value-type="float" office:value="-0.0221821589681682">
            <text:p>-0.022182159</text:p>
          </table:table-cell>
          <table:table-cell office:value-type="float" office:value="0.977573182231106">
            <text:p>0.9775731822</text:p>
          </table:table-cell>
          <table:table-cell office:value-type="float" office:value="0.971971667892293">
            <text:p>0.9719716679</text:p>
          </table:table-cell>
          <table:table-cell office:value-type="float" office:value="0.92332685803733">
            <text:p>0.923326858</text:p>
          </table:table-cell>
          <table:table-cell table:number-columns-repeated="2" office:value-type="float" office:value="0">
            <text:p>0</text:p>
          </table:table-cell>
          <table:table-cell office:value-type="float" office:value="-30.9000890997319">
            <text:p>-30.900089099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8524">
            <text:p>8524</text:p>
          </table:table-cell>
          <table:table-cell office:value-type="float" office:value="12284">
            <text:p>12284</text:p>
          </table:table-cell>
          <table:table-cell office:value-type="float" office:value="16678">
            <text:p>16678</text:p>
          </table:table-cell>
          <table:table-cell office:value-type="float" office:value="-70.125">
            <text:p>-70.125</text:p>
          </table:table-cell>
          <table:table-cell office:value-type="float" office:value="-198.25">
            <text:p>-198.25</text:p>
          </table:table-cell>
          <table:table-cell office:value-type="float" office:value="-319.5">
            <text:p>-319.5</text:p>
          </table:table-cell>
          <table:table-cell office:value-type="float" office:value="-0.00822677146879399">
            <text:p>-0.0082267715</text:p>
          </table:table-cell>
          <table:table-cell office:value-type="float" office:value="-0.0161388798436991">
            <text:p>-0.0161388798</text:p>
          </table:table-cell>
          <table:table-cell office:value-type="float" office:value="-0.0191569732581844">
            <text:p>-0.0191569733</text:p>
          </table:table-cell>
          <table:table-cell office:value-type="float" office:value="0.971338952206069">
            <text:p>0.9713389522</text:p>
          </table:table-cell>
          <table:table-cell office:value-type="float" office:value="0.944024428894567">
            <text:p>0.9440244289</text:p>
          </table:table-cell>
          <table:table-cell office:value-type="float" office:value="0.933669893260207">
            <text:p>0.93366989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670">
            <text:p>670</text:p>
          </table:table-cell>
          <table:table-cell office:value-type="float" office:value="8240">
            <text:p>8240</text:p>
          </table:table-cell>
          <table:table-cell office:value-type="float" office:value="11456">
            <text:p>11456</text:p>
          </table:table-cell>
          <table:table-cell office:value-type="float" office:value="17738">
            <text:p>17738</text:p>
          </table:table-cell>
          <table:table-cell office:value-type="float" office:value="-176.75">
            <text:p>-176.75</text:p>
          </table:table-cell>
          <table:table-cell office:value-type="float" office:value="-100.75">
            <text:p>-100.75</text:p>
          </table:table-cell>
          <table:table-cell office:value-type="float" office:value="-198">
            <text:p>-198</text:p>
          </table:table-cell>
          <table:table-cell office:value-type="float" office:value="-0.0214502427184466">
            <text:p>-0.0214502427</text:p>
          </table:table-cell>
          <table:table-cell office:value-type="float" office:value="-0.00879451815642458">
            <text:p>-0.0087945182</text:p>
          </table:table-cell>
          <table:table-cell office:value-type="float" office:value="-0.0111624760401398">
            <text:p>-0.011162476</text:p>
          </table:table-cell>
          <table:table-cell office:value-type="float" office:value="0.92582597179429">
            <text:p>0.9258259718</text:p>
          </table:table-cell>
          <table:table-cell office:value-type="float" office:value="0.969370779809737">
            <text:p>0.9693707798</text:p>
          </table:table-cell>
          <table:table-cell office:value-type="float" office:value="0.96117555156735">
            <text:p>0.9611755516</text:p>
          </table:table-cell>
          <table:table-cell office:value-type="float" office:value="-31.9663621428062">
            <text:p>-31.96636214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8330">
            <text:p>8330</text:p>
          </table:table-cell>
          <table:table-cell office:value-type="float" office:value="10690">
            <text:p>10690</text:p>
          </table:table-cell>
          <table:table-cell office:value-type="float" office:value="16177">
            <text:p>16177</text:p>
          </table:table-cell>
          <table:table-cell office:value-type="float" office:value="-173.5">
            <text:p>-173.5</text:p>
          </table:table-cell>
          <table:table-cell office:value-type="float" office:value="-265.625">
            <text:p>-265.625</text:p>
          </table:table-cell>
          <table:table-cell office:value-type="float" office:value="-133.25">
            <text:p>-133.25</text:p>
          </table:table-cell>
          <table:table-cell office:value-type="float" office:value="-0.020828331332533">
            <text:p>-0.0208283313</text:p>
          </table:table-cell>
          <table:table-cell office:value-type="float" office:value="-0.0248479887745557">
            <text:p>-0.0248479888</text:p>
          </table:table-cell>
          <table:table-cell office:value-type="float" office:value="-0.0082370031526241">
            <text:p>-0.0082370032</text:p>
          </table:table-cell>
          <table:table-cell office:value-type="float" office:value="0.927951126332886">
            <text:p>0.9279511263</text:p>
          </table:table-cell>
          <table:table-cell office:value-type="float" office:value="0.91424218747949">
            <text:p>0.9142421875</text:p>
          </table:table-cell>
          <table:table-cell office:value-type="float" office:value="0.971303471478851">
            <text:p>0.9713034715</text:p>
          </table:table-cell>
          <table:table-cell office:value-type="float" office:value="-32.9312654572742">
            <text:p>-32.9312654573</text:p>
          </table:table-cell>
          <table:table-cell office:value-type="float" office:value="-27.5474774308903">
            <text:p>-27.5474774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762">
            <text:p>7762</text:p>
          </table:table-cell>
          <table:table-cell office:value-type="float" office:value="10729">
            <text:p>10729</text:p>
          </table:table-cell>
          <table:table-cell office:value-type="float" office:value="15027">
            <text:p>15027</text:p>
          </table:table-cell>
          <table:table-cell office:value-type="float" office:value="97.375">
            <text:p>97.375</text:p>
          </table:table-cell>
          <table:table-cell office:value-type="float" office:value="-149.75">
            <text:p>-149.75</text:p>
          </table:table-cell>
          <table:table-cell office:value-type="float" office:value="-80.5">
            <text:p>-80.5</text:p>
          </table:table-cell>
          <table:table-cell office:value-type="float" office:value="0.0125450914712703">
            <text:p>0.0125450915</text:p>
          </table:table-cell>
          <table:table-cell office:value-type="float" office:value="-0.0139574983689067">
            <text:p>-0.0139574984</text:p>
          </table:table-cell>
          <table:table-cell office:value-type="float" office:value="-0.0053570240234245">
            <text:p>-0.005357024</text:p>
          </table:table-cell>
          <table:table-cell office:value-type="float" office:value="1.04421628361669">
            <text:p>1.0442162836</text:p>
          </table:table-cell>
          <table:table-cell office:value-type="float" office:value="0.951530586759834">
            <text:p>0.9515305868</text:p>
          </table:table-cell>
          <table:table-cell office:value-type="float" office:value="0.981306663422534">
            <text:p>0.98130666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4">
            <text:p>494</text:p>
          </table:table-cell>
          <table:table-cell office:value-type="float" office:value="7682">
            <text:p>7682</text:p>
          </table:table-cell>
          <table:table-cell office:value-type="float" office:value="10681">
            <text:p>10681</text:p>
          </table:table-cell>
          <table:table-cell office:value-type="float" office:value="16452">
            <text:p>16452</text:p>
          </table:table-cell>
          <table:table-cell office:value-type="float" office:value="-73">
            <text:p>-73</text:p>
          </table:table-cell>
          <table:table-cell office:value-type="float" office:value="-30.375">
            <text:p>-30.375</text:p>
          </table:table-cell>
          <table:table-cell office:value-type="float" office:value="-185.5">
            <text:p>-185.5</text:p>
          </table:table-cell>
          <table:table-cell office:value-type="float" office:value="-0.00950273366310857">
            <text:p>-0.0095027337</text:p>
          </table:table-cell>
          <table:table-cell office:value-type="float" office:value="-0.00284383484692445">
            <text:p>-0.0028438348</text:p>
          </table:table-cell>
          <table:table-cell office:value-type="float" office:value="-0.0112752248966691">
            <text:p>-0.0112752249</text:p>
          </table:table-cell>
          <table:table-cell office:value-type="float" office:value="0.966917423995381">
            <text:p>0.966917424</text:p>
          </table:table-cell>
          <table:table-cell office:value-type="float" office:value="0.990062429333172">
            <text:p>0.9900624293</text:p>
          </table:table-cell>
          <table:table-cell office:value-type="float" office:value="0.96078588902674">
            <text:p>0.9607858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9">
            <text:p>429</text:p>
          </table:table-cell>
          <table:table-cell office:value-type="float" office:value="935">
            <text:p>935</text:p>
          </table:table-cell>
          <table:table-cell office:value-type="float" office:value="7610">
            <text:p>7610</text:p>
          </table:table-cell>
          <table:table-cell office:value-type="float" office:value="10522">
            <text:p>10522</text:p>
          </table:table-cell>
          <table:table-cell office:value-type="float" office:value="15452">
            <text:p>15452</text:p>
          </table:table-cell>
          <table:table-cell office:value-type="float" office:value="-260.75">
            <text:p>-260.75</text:p>
          </table:table-cell>
          <table:table-cell office:value-type="float" office:value="78.5">
            <text:p>78.5</text:p>
          </table:table-cell>
          <table:table-cell office:value-type="float" office:value="-45.75">
            <text:p>-45.75</text:p>
          </table:table-cell>
          <table:table-cell office:value-type="float" office:value="-0.0342641261498029">
            <text:p>-0.0342641261</text:p>
          </table:table-cell>
          <table:table-cell office:value-type="float" office:value="0.00746055882911994">
            <text:p>0.0074605588</text:p>
          </table:table-cell>
          <table:table-cell office:value-type="float" office:value="-0.0029607817758219">
            <text:p>-0.0029607818</text:p>
          </table:table-cell>
          <table:table-cell office:value-type="float" office:value="0.882376657943677">
            <text:p>0.8823766579</text:p>
          </table:table-cell>
          <table:table-cell office:value-type="float" office:value="1.02622104938048">
            <text:p>1.0262210494</text:p>
          </table:table-cell>
          <table:table-cell office:value-type="float" office:value="0.989654445592922">
            <text:p>0.9896544456</text:p>
          </table:table-cell>
          <table:table-cell office:value-type="float" office:value="-19.8809429449751">
            <text:p>-19.8809429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552">
            <text:p>552</text:p>
          </table:table-cell>
          <table:table-cell office:value-type="float" office:value="7776">
            <text:p>7776</text:p>
          </table:table-cell>
          <table:table-cell office:value-type="float" office:value="10674">
            <text:p>10674</text:p>
          </table:table-cell>
          <table:table-cell office:value-type="float" office:value="15811">
            <text:p>15811</text:p>
          </table:table-cell>
          <table:table-cell office:value-type="float" office:value="-174.25">
            <text:p>-174.25</text:p>
          </table:table-cell>
          <table:table-cell office:value-type="float" office:value="55">
            <text:p>55</text:p>
          </table:table-cell>
          <table:table-cell office:value-type="float" office:value="151.5">
            <text:p>151.5</text:p>
          </table:table-cell>
          <table:table-cell office:value-type="float" office:value="-0.0224086934156379">
            <text:p>-0.0224086934</text:p>
          </table:table-cell>
          <table:table-cell office:value-type="float" office:value="0.00515270751358441">
            <text:p>0.0051527075</text:p>
          </table:table-cell>
          <table:table-cell office:value-type="float" office:value="0.00958193662639934">
            <text:p>0.0095819366</text:p>
          </table:table-cell>
          <table:table-cell office:value-type="float" office:value="0.922553786144836">
            <text:p>0.9225537861</text:p>
          </table:table-cell>
          <table:table-cell office:value-type="float" office:value="1.0180865150712">
            <text:p>1.0180865151</text:p>
          </table:table-cell>
          <table:table-cell office:value-type="float" office:value="1.03371673267104">
            <text:p>1.0337167327</text:p>
          </table:table-cell>
          <table:table-cell office:value-type="float" office:value="-30.5841831806193">
            <text:p>-30.58418318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580">
            <text:p>7580</text:p>
          </table:table-cell>
          <table:table-cell office:value-type="float" office:value="10729">
            <text:p>10729</text:p>
          </table:table-cell>
          <table:table-cell office:value-type="float" office:value="17646">
            <text:p>17646</text:p>
          </table:table-cell>
          <table:table-cell office:value-type="float" office:value="144">
            <text:p>144</text:p>
          </table:table-cell>
          <table:table-cell office:value-type="float" office:value="-149.75">
            <text:p>-149.75</text:p>
          </table:table-cell>
          <table:table-cell office:value-type="float" office:value="308.375">
            <text:p>308.375</text:p>
          </table:table-cell>
          <table:table-cell office:value-type="float" office:value="0.0189973614775726">
            <text:p>0.0189973615</text:p>
          </table:table-cell>
          <table:table-cell office:value-type="float" office:value="-0.0139574983689067">
            <text:p>-0.0139574984</text:p>
          </table:table-cell>
          <table:table-cell office:value-type="float" office:value="0.0174756318712456">
            <text:p>0.0174756319</text:p>
          </table:table-cell>
          <table:table-cell office:value-type="float" office:value="1.067198128668">
            <text:p>1.0671981287</text:p>
          </table:table-cell>
          <table:table-cell office:value-type="float" office:value="0.951530586759834">
            <text:p>0.9515305868</text:p>
          </table:table-cell>
          <table:table-cell office:value-type="float" office:value="1.06176329105959">
            <text:p>1.06176329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682">
            <text:p>7682</text:p>
          </table:table-cell>
          <table:table-cell office:value-type="float" office:value="11524">
            <text:p>11524</text:p>
          </table:table-cell>
          <table:table-cell office:value-type="float" office:value="17008">
            <text:p>17008</text:p>
          </table:table-cell>
          <table:table-cell office:value-type="float" office:value="-73">
            <text:p>-73</text:p>
          </table:table-cell>
          <table:table-cell office:value-type="float" office:value="-150">
            <text:p>-150</text:p>
          </table:table-cell>
          <table:table-cell office:value-type="float" office:value="284.5">
            <text:p>284.5</text:p>
          </table:table-cell>
          <table:table-cell office:value-type="float" office:value="-0.00950273366310857">
            <text:p>-0.0095027337</text:p>
          </table:table-cell>
          <table:table-cell office:value-type="float" office:value="-0.0130163137799375">
            <text:p>-0.0130163138</text:p>
          </table:table-cell>
          <table:table-cell office:value-type="float" office:value="0.0167274223894638">
            <text:p>0.0167274224</text:p>
          </table:table-cell>
          <table:table-cell office:value-type="float" office:value="0.966917423995381">
            <text:p>0.966917424</text:p>
          </table:table-cell>
          <table:table-cell office:value-type="float" office:value="0.954774973642078">
            <text:p>0.9547749736</text:p>
          </table:table-cell>
          <table:table-cell office:value-type="float" office:value="1.05909439941632">
            <text:p>1.05909439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7770">
            <text:p>7770</text:p>
          </table:table-cell>
          <table:table-cell office:value-type="float" office:value="10890">
            <text:p>10890</text:p>
          </table:table-cell>
          <table:table-cell office:value-type="float" office:value="16509">
            <text:p>16509</text:p>
          </table:table-cell>
          <table:table-cell office:value-type="float" office:value="-24.75">
            <text:p>-24.75</text:p>
          </table:table-cell>
          <table:table-cell office:value-type="float" office:value="-77.75">
            <text:p>-77.75</text:p>
          </table:table-cell>
          <table:table-cell office:value-type="float" office:value="387.5">
            <text:p>387.5</text:p>
          </table:table-cell>
          <table:table-cell office:value-type="float" office:value="-0.00318532818532819">
            <text:p>-0.0031853282</text:p>
          </table:table-cell>
          <table:table-cell office:value-type="float" office:value="-0.00713957759412305">
            <text:p>-0.0071395776</text:p>
          </table:table-cell>
          <table:table-cell office:value-type="float" office:value="0.0234720455509116">
            <text:p>0.0234720456</text:p>
          </table:table-cell>
          <table:table-cell office:value-type="float" office:value="0.988871238130022">
            <text:p>0.9888712381</text:p>
          </table:table-cell>
          <table:table-cell office:value-type="float" office:value="0.975111386614285">
            <text:p>0.9751113866</text:p>
          </table:table-cell>
          <table:table-cell office:value-type="float" office:value="1.08323199579599">
            <text:p>1.0832319958</text:p>
          </table:table-cell>
          <table:table-cell table:number-columns-repeated="2" office:value-type="float" office:value="0">
            <text:p>0</text:p>
          </table:table-cell>
          <table:table-cell office:value-type="float" office:value="29.8759865130145">
            <text:p>29.87598651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7846">
            <text:p>7846</text:p>
          </table:table-cell>
          <table:table-cell office:value-type="float" office:value="11081">
            <text:p>11081</text:p>
          </table:table-cell>
          <table:table-cell office:value-type="float" office:value="16024">
            <text:p>16024</text:p>
          </table:table-cell>
          <table:table-cell office:value-type="float" office:value="59.5">
            <text:p>59.5</text:p>
          </table:table-cell>
          <table:table-cell office:value-type="float" office:value="186">
            <text:p>186</text:p>
          </table:table-cell>
          <table:table-cell office:value-type="float" office:value="398.25">
            <text:p>398.25</text:p>
          </table:table-cell>
          <table:table-cell office:value-type="float" office:value="0.00758348202905939">
            <text:p>0.007583482</text:p>
          </table:table-cell>
          <table:table-cell office:value-type="float" office:value="0.0167854886743074">
            <text:p>0.0167854887</text:p>
          </table:table-cell>
          <table:table-cell office:value-type="float" office:value="0.0248533449825262">
            <text:p>0.024853345</text:p>
          </table:table-cell>
          <table:table-cell office:value-type="float" office:value="1.02665490513309">
            <text:p>1.0266549051</text:p>
          </table:table-cell>
          <table:table-cell office:value-type="float" office:value="1.05930144551494">
            <text:p>1.0593014455</text:p>
          </table:table-cell>
          <table:table-cell office:value-type="float" office:value="1.08819737740221">
            <text:p>1.0881973774</text:p>
          </table:table-cell>
          <table:table-cell table:number-columns-repeated="2" office:value-type="float" office:value="0">
            <text:p>0</text:p>
          </table:table-cell>
          <table:table-cell office:value-type="float" office:value="28.2346481516781">
            <text:p>28.234648151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7462">
            <text:p>7462</text:p>
          </table:table-cell>
          <table:table-cell office:value-type="float" office:value="11644">
            <text:p>11644</text:p>
          </table:table-cell>
          <table:table-cell office:value-type="float" office:value="16731">
            <text:p>16731</text:p>
          </table:table-cell>
          <table:table-cell office:value-type="float" office:value="161.875">
            <text:p>161.875</text:p>
          </table:table-cell>
          <table:table-cell office:value-type="float" office:value="43.25">
            <text:p>43.25</text:p>
          </table:table-cell>
          <table:table-cell office:value-type="float" office:value="225">
            <text:p>225</text:p>
          </table:table-cell>
          <table:table-cell office:value-type="float" office:value="0.0216932457786116">
            <text:p>0.0216932458</text:p>
          </table:table-cell>
          <table:table-cell office:value-type="float" office:value="0.00371435932669186">
            <text:p>0.0037143593</text:p>
          </table:table-cell>
          <table:table-cell office:value-type="float" office:value="0.0134480903711673">
            <text:p>0.0134480904</text:p>
          </table:table-cell>
          <table:table-cell office:value-type="float" office:value="1.07684873017347">
            <text:p>1.0768487302</text:p>
          </table:table-cell>
          <table:table-cell office:value-type="float" office:value="1.01302729871523">
            <text:p>1.0130272987</text:p>
          </table:table-cell>
          <table:table-cell office:value-type="float" office:value="1.04742278452296">
            <text:p>1.0474227845</text:p>
          </table:table-cell>
          <table:table-cell office:value-type="float" office:value="32.2975455997935">
            <text:p>32.2975455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547">
            <text:p>7547</text:p>
          </table:table-cell>
          <table:table-cell office:value-type="float" office:value="11600">
            <text:p>11600</text:p>
          </table:table-cell>
          <table:table-cell office:value-type="float" office:value="16437">
            <text:p>16437</text:p>
          </table:table-cell>
          <table:table-cell office:value-type="float" office:value="19.25">
            <text:p>19.25</text:p>
          </table:table-cell>
          <table:table-cell office:value-type="float" office:value="-37.625">
            <text:p>-37.625</text:p>
          </table:table-cell>
          <table:table-cell office:value-type="float" office:value="272">
            <text:p>272</text:p>
          </table:table-cell>
          <table:table-cell office:value-type="float" office:value="0.00255068239035378">
            <text:p>0.0025506824</text:p>
          </table:table-cell>
          <table:table-cell office:value-type="float" office:value="-0.00324353448275862">
            <text:p>-0.0032435345</text:p>
          </table:table-cell>
          <table:table-cell office:value-type="float" office:value="0.0165480318792967">
            <text:p>0.0165480319</text:p>
          </table:table-cell>
          <table:table-cell office:value-type="float" office:value="1.00894014008832">
            <text:p>1.0089401401</text:p>
          </table:table-cell>
          <table:table-cell office:value-type="float" office:value="0.988668249521589">
            <text:p>0.9886682495</text:p>
          </table:table-cell>
          <table:table-cell office:value-type="float" office:value="1.05845483280133">
            <text:p>1.0584548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594">
            <text:p>7594</text:p>
          </table:table-cell>
          <table:table-cell office:value-type="float" office:value="11388">
            <text:p>11388</text:p>
          </table:table-cell>
          <table:table-cell office:value-type="float" office:value="17628">
            <text:p>17628</text:p>
          </table:table-cell>
          <table:table-cell office:value-type="float" office:value="43.5">
            <text:p>43.5</text:p>
          </table:table-cell>
          <table:table-cell office:value-type="float" office:value="272.5">
            <text:p>272.5</text:p>
          </table:table-cell>
          <table:table-cell office:value-type="float" office:value="-97.375">
            <text:p>-97.375</text:p>
          </table:table-cell>
          <table:table-cell office:value-type="float" office:value="0.00572820647879905">
            <text:p>0.0057282065</text:p>
          </table:table-cell>
          <table:table-cell office:value-type="float" office:value="0.0239286968739024">
            <text:p>0.0239286969</text:p>
          </table:table-cell>
          <table:table-cell office:value-type="float" office:value="-0.00552388245972317">
            <text:p>-0.0055238825</text:p>
          </table:table-cell>
          <table:table-cell office:value-type="float" office:value="1.02011303488075">
            <text:p>1.0201130349</text:p>
          </table:table-cell>
          <table:table-cell office:value-type="float" office:value="1.08487270082546">
            <text:p>1.0848727008</text:p>
          </table:table-cell>
          <table:table-cell office:value-type="float" office:value="0.980726217414729">
            <text:p>0.9807262174</text:p>
          </table:table-cell>
          <table:table-cell office:value-type="float" office:value="0">
            <text:p>0</text:p>
          </table:table-cell>
          <table:table-cell office:value-type="float" office:value="29.3124007039129">
            <text:p>29.312400703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table:number-columns-repeated="2" office:value-type="float" office:value="754">
            <text:p>754</text:p>
          </table:table-cell>
          <table:table-cell office:value-type="float" office:value="8532">
            <text:p>8532</text:p>
          </table:table-cell>
          <table:table-cell office:value-type="float" office:value="11644">
            <text:p>11644</text:p>
          </table:table-cell>
          <table:table-cell office:value-type="float" office:value="18665">
            <text:p>18665</text:p>
          </table:table-cell>
          <table:table-cell office:value-type="float" office:value="118.75">
            <text:p>118.75</text:p>
          </table:table-cell>
          <table:table-cell office:value-type="float" office:value="301.375">
            <text:p>301.375</text:p>
          </table:table-cell>
          <table:table-cell office:value-type="float" office:value="-113.5">
            <text:p>-113.5</text:p>
          </table:table-cell>
          <table:table-cell office:value-type="float" office:value="0.013918190342241">
            <text:p>0.0139181903</text:p>
          </table:table-cell>
          <table:table-cell office:value-type="float" office:value="0.0258824287186534">
            <text:p>0.0258824287</text:p>
          </table:table-cell>
          <table:table-cell office:value-type="float" office:value="-0.00608090008036432">
            <text:p>-0.0060809001</text:p>
          </table:table-cell>
          <table:table-cell office:value-type="float" office:value="1.04909334960175">
            <text:p>1.0490933496</text:p>
          </table:table-cell>
          <table:table-cell office:value-type="float" office:value="1.09190150474338">
            <text:p>1.0919015047</text:p>
          </table:table-cell>
          <table:table-cell office:value-type="float" office:value="0.978789325316468">
            <text:p>0.9787893253</text:p>
          </table:table-cell>
          <table:table-cell office:value-type="float" office:value="0">
            <text:p>0</text:p>
          </table:table-cell>
          <table:table-cell office:value-type="float" office:value="27.1257057128946">
            <text:p>27.1257057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958">
            <text:p>8958</text:p>
          </table:table-cell>
          <table:table-cell office:value-type="float" office:value="11872">
            <text:p>11872</text:p>
          </table:table-cell>
          <table:table-cell office:value-type="float" office:value="17883">
            <text:p>17883</text:p>
          </table:table-cell>
          <table:table-cell office:value-type="float" office:value="43.25">
            <text:p>43.25</text:p>
          </table:table-cell>
          <table:table-cell office:value-type="float" office:value="184.5">
            <text:p>184.5</text:p>
          </table:table-cell>
          <table:table-cell office:value-type="float" office:value="-45.75">
            <text:p>-45.75</text:p>
          </table:table-cell>
          <table:table-cell office:value-type="float" office:value="0.00482808662647913">
            <text:p>0.0048280866</text:p>
          </table:table-cell>
          <table:table-cell office:value-type="float" office:value="0.0155407681940701">
            <text:p>0.0155407682</text:p>
          </table:table-cell>
          <table:table-cell office:value-type="float" office:value="-0.00255829558798859">
            <text:p>-0.0025582956</text:p>
          </table:table-cell>
          <table:table-cell office:value-type="float" office:value="1.0169439916168">
            <text:p>1.0169439916</text:p>
          </table:table-cell>
          <table:table-cell office:value-type="float" office:value="1.05486605901233">
            <text:p>1.054866059</text:p>
          </table:table-cell>
          <table:table-cell office:value-type="float" office:value="0.991058793399618">
            <text:p>0.9910587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9031">
            <text:p>9031</text:p>
          </table:table-cell>
          <table:table-cell office:value-type="float" office:value="11558">
            <text:p>11558</text:p>
          </table:table-cell>
          <table:table-cell office:value-type="float" office:value="16079">
            <text:p>16079</text:p>
          </table:table-cell>
          <table:table-cell office:value-type="float" office:value="-85.125">
            <text:p>-85.125</text:p>
          </table:table-cell>
          <table:table-cell office:value-type="float" office:value="142.625">
            <text:p>142.625</text:p>
          </table:table-cell>
          <table:table-cell office:value-type="float" office:value="-84">
            <text:p>-84</text:p>
          </table:table-cell>
          <table:table-cell office:value-type="float" office:value="-0.00942586645997121">
            <text:p>-0.0094258665</text:p>
          </table:table-cell>
          <table:table-cell office:value-type="float" office:value="0.0123399377054854">
            <text:p>0.0123399377</text:p>
          </table:table-cell>
          <table:table-cell office:value-type="float" office:value="-0.00522420548541576">
            <text:p>-0.0052242055</text:p>
          </table:table-cell>
          <table:table-cell office:value-type="float" office:value="0.967183607428802">
            <text:p>0.9671836074</text:p>
          </table:table-cell>
          <table:table-cell office:value-type="float" office:value="1.04348823913185">
            <text:p>1.0434882391</text:p>
          </table:table-cell>
          <table:table-cell office:value-type="float" office:value="0.981768773754034">
            <text:p>0.98176877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8642">
            <text:p>8642</text:p>
          </table:table-cell>
          <table:table-cell office:value-type="float" office:value="11514">
            <text:p>11514</text:p>
          </table:table-cell>
          <table:table-cell office:value-type="float" office:value="17290">
            <text:p>17290</text:p>
          </table:table-cell>
          <table:table-cell office:value-type="float" office:value="166.75">
            <text:p>166.75</text:p>
          </table:table-cell>
          <table:table-cell office:value-type="float" office:value="358">
            <text:p>358</text:p>
          </table:table-cell>
          <table:table-cell office:value-type="float" office:value="-12.5">
            <text:p>-12.5</text:p>
          </table:table-cell>
          <table:table-cell office:value-type="float" office:value="0.0192953020134228">
            <text:p>0.019295302</text:p>
          </table:table-cell>
          <table:table-cell office:value-type="float" office:value="0.0310925829425048">
            <text:p>0.0310925829</text:p>
          </table:table-cell>
          <table:table-cell office:value-type="float" office:value="-0.000722961249277039">
            <text:p>-0.0007229612</text:p>
          </table:table-cell>
          <table:table-cell office:value-type="float" office:value="1.06826328205937">
            <text:p>1.0682632821</text:p>
          </table:table-cell>
          <table:table-cell office:value-type="float" office:value="1.11071886777828">
            <text:p>1.1107188678</text:p>
          </table:table-cell>
          <table:table-cell office:value-type="float" office:value="0.997470660066548">
            <text:p>0.9974706601</text:p>
          </table:table-cell>
          <table:table-cell office:value-type="float" office:value="0">
            <text:p>0</text:p>
          </table:table-cell>
          <table:table-cell office:value-type="float" office:value="22.6378123609416">
            <text:p>22.63781236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8682">
            <text:p>8682</text:p>
          </table:table-cell>
          <table:table-cell office:value-type="float" office:value="11400">
            <text:p>11400</text:p>
          </table:table-cell>
          <table:table-cell office:value-type="float" office:value="18510">
            <text:p>18510</text:p>
          </table:table-cell>
          <table:table-cell office:value-type="float" office:value="-45.5">
            <text:p>-45.5</text:p>
          </table:table-cell>
          <table:table-cell office:value-type="float" office:value="239.375">
            <text:p>239.375</text:p>
          </table:table-cell>
          <table:table-cell office:value-type="float" office:value="-94.75">
            <text:p>-94.75</text:p>
          </table:table-cell>
          <table:table-cell office:value-type="float" office:value="-0.00524072794287031">
            <text:p>-0.0052407279</text:p>
          </table:table-cell>
          <table:table-cell office:value-type="float" office:value="0.0209978070175439">
            <text:p>0.020997807</text:p>
          </table:table-cell>
          <table:table-cell office:value-type="float" office:value="-0.00511885467314965">
            <text:p>-0.0051188547</text:p>
          </table:table-cell>
          <table:table-cell office:value-type="float" office:value="0.981711284049521">
            <text:p>0.981711284</text:p>
          </table:table-cell>
          <table:table-cell office:value-type="float" office:value="1.07435650404451">
            <text:p>1.074356504</text:p>
          </table:table-cell>
          <table:table-cell office:value-type="float" office:value="0.982135365883379">
            <text:p>0.9821353659</text:p>
          </table:table-cell>
          <table:table-cell office:value-type="float" office:value="0">
            <text:p>0</text:p>
          </table:table-cell>
          <table:table-cell office:value-type="float" office:value="33.3558290817054">
            <text:p>33.35582908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8565">
            <text:p>8565</text:p>
          </table:table-cell>
          <table:table-cell office:value-type="float" office:value="11529">
            <text:p>11529</text:p>
          </table:table-cell>
          <table:table-cell office:value-type="float" office:value="17472">
            <text:p>17472</text:p>
          </table:table-cell>
          <table:table-cell office:value-type="float" office:value="21.75">
            <text:p>21.75</text:p>
          </table:table-cell>
          <table:table-cell office:value-type="float" office:value="-117.625">
            <text:p>-117.625</text:p>
          </table:table-cell>
          <table:table-cell office:value-type="float" office:value="-41.25">
            <text:p>-41.25</text:p>
          </table:table-cell>
          <table:table-cell office:value-type="float" office:value="0.00253940455341506">
            <text:p>0.0025394046</text:p>
          </table:table-cell>
          <table:table-cell office:value-type="float" office:value="-0.0102025327435163">
            <text:p>-0.0102025327</text:p>
          </table:table-cell>
          <table:table-cell office:value-type="float" office:value="-0.00236092032967033">
            <text:p>-0.0023609203</text:p>
          </table:table-cell>
          <table:table-cell office:value-type="float" office:value="1.00890055514491">
            <text:p>1.0089005551</text:p>
          </table:table-cell>
          <table:table-cell office:value-type="float" office:value="0.964495155079482">
            <text:p>0.9644951551</text:p>
          </table:table-cell>
          <table:table-cell office:value-type="float" office:value="0.991747703777968">
            <text:p>0.99174770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635">
            <text:p>8635</text:p>
          </table:table-cell>
          <table:table-cell office:value-type="float" office:value="11408">
            <text:p>11408</text:p>
          </table:table-cell>
          <table:table-cell office:value-type="float" office:value="17534">
            <text:p>17534</text:p>
          </table:table-cell>
          <table:table-cell office:value-type="float" office:value="-46.75">
            <text:p>-46.75</text:p>
          </table:table-cell>
          <table:table-cell office:value-type="float" office:value="105.5">
            <text:p>105.5</text:p>
          </table:table-cell>
          <table:table-cell office:value-type="float" office:value="110.25">
            <text:p>110.25</text:p>
          </table:table-cell>
          <table:table-cell office:value-type="float" office:value="-0.0054140127388535">
            <text:p>-0.0054140127</text:p>
          </table:table-cell>
          <table:table-cell office:value-type="float" office:value="0.00924789621318373">
            <text:p>0.0092478962</text:p>
          </table:table-cell>
          <table:table-cell office:value-type="float" office:value="0.00628778373445877">
            <text:p>0.0062877837</text:p>
          </table:table-cell>
          <table:table-cell office:value-type="float" office:value="0.981108406020528">
            <text:p>0.981108406</text:p>
          </table:table-cell>
          <table:table-cell office:value-type="float" office:value="1.03253526297151">
            <text:p>1.032535263</text:p>
          </table:table-cell>
          <table:table-cell office:value-type="float" office:value="1.02208473407022">
            <text:p>1.0220847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480">
            <text:p>8480</text:p>
          </table:table-cell>
          <table:table-cell office:value-type="float" office:value="12320">
            <text:p>12320</text:p>
          </table:table-cell>
          <table:table-cell office:value-type="float" office:value="20100">
            <text:p>20100</text:p>
          </table:table-cell>
          <table:table-cell office:value-type="float" office:value="141.875">
            <text:p>141.875</text:p>
          </table:table-cell>
          <table:table-cell office:value-type="float" office:value="-76.5">
            <text:p>-76.5</text:p>
          </table:table-cell>
          <table:table-cell office:value-type="float" office:value="142.75">
            <text:p>142.75</text:p>
          </table:table-cell>
          <table:table-cell office:value-type="float" office:value="0.0167305424528302">
            <text:p>0.0167305425</text:p>
          </table:table-cell>
          <table:table-cell office:value-type="float" office:value="-0.00620941558441558">
            <text:p>-0.0062094156</text:p>
          </table:table-cell>
          <table:table-cell office:value-type="float" office:value="0.00710199004975124">
            <text:p>0.00710199</text:p>
          </table:table-cell>
          <table:table-cell office:value-type="float" office:value="1.05910552424441">
            <text:p>1.0591055242</text:p>
          </table:table-cell>
          <table:table-cell office:value-type="float" office:value="0.978342616864669">
            <text:p>0.9783426169</text:p>
          </table:table-cell>
          <table:table-cell office:value-type="float" office:value="1.02495582416896">
            <text:p>1.02495582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466">
            <text:p>466</text:p>
          </table:table-cell>
          <table:table-cell table:number-columns-repeated="2" office:value-type="float" office:value="708">
            <text:p>708</text:p>
          </table:table-cell>
          <table:table-cell office:value-type="float" office:value="8468">
            <text:p>8468</text:p>
          </table:table-cell>
          <table:table-cell office:value-type="float" office:value="13080">
            <text:p>13080</text:p>
          </table:table-cell>
          <table:table-cell office:value-type="float" office:value="18358">
            <text:p>18358</text:p>
          </table:table-cell>
          <table:table-cell office:value-type="float" office:value="-64.375">
            <text:p>-64.375</text:p>
          </table:table-cell>
          <table:table-cell office:value-type="float" office:value="-84.875">
            <text:p>-84.875</text:p>
          </table:table-cell>
          <table:table-cell office:value-type="float" office:value="190.5">
            <text:p>190.5</text:p>
          </table:table-cell>
          <table:table-cell office:value-type="float" office:value="-0.00760214926783184">
            <text:p>-0.0076021493</text:p>
          </table:table-cell>
          <table:table-cell office:value-type="float" office:value="-0.00648891437308869">
            <text:p>-0.0064889144</text:p>
          </table:table-cell>
          <table:table-cell office:value-type="float" office:value="0.0103769473798889">
            <text:p>0.0103769474</text:p>
          </table:table-cell>
          <table:table-cell office:value-type="float" office:value="0.97350575120263">
            <text:p>0.9735057512</text:p>
          </table:table-cell>
          <table:table-cell office:value-type="float" office:value="0.977371327473282">
            <text:p>0.9773713275</text:p>
          </table:table-cell>
          <table:table-cell office:value-type="float" office:value="1.03653037066198">
            <text:p>1.0365303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491">
            <text:p>491</text:p>
          </table:table-cell>
          <table:table-cell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505">
            <text:p>8505</text:p>
          </table:table-cell>
          <table:table-cell office:value-type="float" office:value="11992">
            <text:p>11992</text:p>
          </table:table-cell>
          <table:table-cell office:value-type="float" office:value="17134">
            <text:p>17134</text:p>
          </table:table-cell>
          <table:table-cell office:value-type="float" office:value="-93.5">
            <text:p>-93.5</text:p>
          </table:table-cell>
          <table:table-cell office:value-type="float" office:value="-27">
            <text:p>-27</text:p>
          </table:table-cell>
          <table:table-cell office:value-type="float" office:value="-64">
            <text:p>-64</text:p>
          </table:table-cell>
          <table:table-cell office:value-type="float" office:value="-0.0109935332157554">
            <text:p>-0.0109935332</text:p>
          </table:table-cell>
          <table:table-cell office:value-type="float" office:value="-0.00225150100066711">
            <text:p>-0.002251501</text:p>
          </table:table-cell>
          <table:table-cell office:value-type="float" office:value="-0.00373526321932999">
            <text:p>-0.0037352632</text:p>
          </table:table-cell>
          <table:table-cell office:value-type="float" office:value="0.961759514979085">
            <text:p>0.961759515</text:p>
          </table:table-cell>
          <table:table-cell office:value-type="float" office:value="0.992129682240907">
            <text:p>0.9921296822</text:p>
          </table:table-cell>
          <table:table-cell office:value-type="float" office:value="0.986953925027328">
            <text:p>0.9869539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640">
            <text:p>8640</text:p>
          </table:table-cell>
          <table:table-cell office:value-type="float" office:value="11968">
            <text:p>11968</text:p>
          </table:table-cell>
          <table:table-cell office:value-type="float" office:value="17144">
            <text:p>17144</text:p>
          </table:table-cell>
          <table:table-cell office:value-type="float" office:value="93.625">
            <text:p>93.625</text:p>
          </table:table-cell>
          <table:table-cell office:value-type="float" office:value="91">
            <text:p>91</text:p>
          </table:table-cell>
          <table:table-cell office:value-type="float" office:value="69.625">
            <text:p>69.625</text:p>
          </table:table-cell>
          <table:table-cell office:value-type="float" office:value="0.0108362268518519">
            <text:p>0.0108362269</text:p>
          </table:table-cell>
          <table:table-cell office:value-type="float" office:value="0.00760360962566845">
            <text:p>0.0076036096</text:p>
          </table:table-cell>
          <table:table-cell office:value-type="float" office:value="0.00406118758749417">
            <text:p>0.0040611876</text:p>
          </table:table-cell>
          <table:table-cell office:value-type="float" office:value="1.03815694465376">
            <text:p>1.0381569447</text:p>
          </table:table-cell>
          <table:table-cell office:value-type="float" office:value="1.02672595085335">
            <text:p>1.0267259509</text:p>
          </table:table-cell>
          <table:table-cell office:value-type="float" office:value="1.01424648331569">
            <text:p>1.0142464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8228">
            <text:p>8228</text:p>
          </table:table-cell>
          <table:table-cell office:value-type="float" office:value="11848">
            <text:p>11848</text:p>
          </table:table-cell>
          <table:table-cell office:value-type="float" office:value="19565">
            <text:p>19565</text:p>
          </table:table-cell>
          <table:table-cell office:value-type="float" office:value="107.25">
            <text:p>107.25</text:p>
          </table:table-cell>
          <table:table-cell office:value-type="float" office:value="143.375">
            <text:p>143.375</text:p>
          </table:table-cell>
          <table:table-cell office:value-type="float" office:value="93.875">
            <text:p>93.875</text:p>
          </table:table-cell>
          <table:table-cell office:value-type="float" office:value="0.0130347593582888">
            <text:p>0.0130347594</text:p>
          </table:table-cell>
          <table:table-cell office:value-type="float" office:value="0.0121011985145172">
            <text:p>0.0121011985</text:p>
          </table:table-cell>
          <table:table-cell office:value-type="float" office:value="0.00479810886787631">
            <text:p>0.0047981089</text:p>
          </table:table-cell>
          <table:table-cell office:value-type="float" office:value="1.04595467145901">
            <text:p>1.0459546715</text:p>
          </table:table-cell>
          <table:table-cell office:value-type="float" office:value="1.04264121525157">
            <text:p>1.0426412153</text:p>
          </table:table-cell>
          <table:table-cell office:value-type="float" office:value="1.01683850386103">
            <text:p>1.01683850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8164">
            <text:p>8164</text:p>
          </table:table-cell>
          <table:table-cell office:value-type="float" office:value="12282">
            <text:p>12282</text:p>
          </table:table-cell>
          <table:table-cell office:value-type="float" office:value="17892">
            <text:p>17892</text:p>
          </table:table-cell>
          <table:table-cell office:value-type="float" office:value="-65.25">
            <text:p>-65.25</text:p>
          </table:table-cell>
          <table:table-cell office:value-type="float" office:value="202.75">
            <text:p>202.75</text:p>
          </table:table-cell>
          <table:table-cell office:value-type="float" office:value="173">
            <text:p>173</text:p>
          </table:table-cell>
          <table:table-cell office:value-type="float" office:value="-0.00799240568348849">
            <text:p>-0.0079924057</text:p>
          </table:table-cell>
          <table:table-cell office:value-type="float" office:value="0.016507897736525">
            <text:p>0.0165078977</text:p>
          </table:table-cell>
          <table:table-cell office:value-type="float" office:value="0.00966912586630896">
            <text:p>0.0096691259</text:p>
          </table:table-cell>
          <table:table-cell office:value-type="float" office:value="0.972151782063065">
            <text:p>0.9721517821</text:p>
          </table:table-cell>
          <table:table-cell office:value-type="float" office:value="1.05831176302569">
            <text:p>1.058311763</text:p>
          </table:table-cell>
          <table:table-cell office:value-type="float" office:value="1.03402518484232">
            <text:p>1.034025184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382">
            <text:p>382</text:p>
          </table:table-cell>
          <table:table-cell table:number-columns-repeated="2" office:value-type="float" office:value="601">
            <text:p>601</text:p>
          </table:table-cell>
          <table:table-cell office:value-type="float" office:value="8475">
            <text:p>8475</text:p>
          </table:table-cell>
          <table:table-cell office:value-type="float" office:value="11791">
            <text:p>11791</text:p>
          </table:table-cell>
          <table:table-cell office:value-type="float" office:value="20239">
            <text:p>20239</text:p>
          </table:table-cell>
          <table:table-cell office:value-type="float" office:value="-86.375">
            <text:p>-86.375</text:p>
          </table:table-cell>
          <table:table-cell office:value-type="float" office:value="85.75">
            <text:p>85.75</text:p>
          </table:table-cell>
          <table:table-cell office:value-type="float" office:value="109.5">
            <text:p>109.5</text:p>
          </table:table-cell>
          <table:table-cell office:value-type="float" office:value="-0.0101917404129794">
            <text:p>-0.0101917404</text:p>
          </table:table-cell>
          <table:table-cell office:value-type="float" office:value="0.00727249597150369">
            <text:p>0.007272496</text:p>
          </table:table-cell>
          <table:table-cell office:value-type="float" office:value="0.00541034636098621">
            <text:p>0.0054103464</text:p>
          </table:table-cell>
          <table:table-cell office:value-type="float" office:value="0.964532496836958">
            <text:p>0.9645324968</text:p>
          </table:table-cell>
          <table:table-cell office:value-type="float" office:value="1.02555739872767">
            <text:p>1.0255573987</text:p>
          </table:table-cell>
          <table:table-cell office:value-type="float" office:value="1.01899358508503">
            <text:p>1.01899358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60">
            <text:p>360</text:p>
          </table:table-cell>
          <table:table-cell office:value-type="float" office:value="574">
            <text:p>574</text:p>
          </table:table-cell>
          <table:table-cell office:value-type="float" office:value="9142">
            <text:p>9142</text:p>
          </table:table-cell>
          <table:table-cell office:value-type="float" office:value="13164">
            <text:p>13164</text:p>
          </table:table-cell>
          <table:table-cell office:value-type="float" office:value="22645">
            <text:p>22645</text:p>
          </table:table-cell>
          <table:table-cell office:value-type="float" office:value="313.875">
            <text:p>313.875</text:p>
          </table:table-cell>
          <table:table-cell office:value-type="float" office:value="-189.375">
            <text:p>-189.375</text:p>
          </table:table-cell>
          <table:table-cell office:value-type="float" office:value="-372.625">
            <text:p>-372.625</text:p>
          </table:table-cell>
          <table:table-cell office:value-type="float" office:value="0.0343332968715817">
            <text:p>0.0343332969</text:p>
          </table:table-cell>
          <table:table-cell office:value-type="float" office:value="-0.0143858249772106">
            <text:p>-0.014385825</text:p>
          </table:table-cell>
          <table:table-cell office:value-type="float" office:value="-0.0164550673437845">
            <text:p>-0.0164550673</text:p>
          </table:table-cell>
          <table:table-cell office:value-type="float" office:value="1.12247693858772">
            <text:p>1.1224769386</text:p>
          </table:table-cell>
          <table:table-cell office:value-type="float" office:value="0.950055238421902">
            <text:p>0.9500552384</text:p>
          </table:table-cell>
          <table:table-cell office:value-type="float" office:value="0.94293797200968">
            <text:p>0.942937972</text:p>
          </table:table-cell>
          <table:table-cell office:value-type="float" office:value="20.5333980151508">
            <text:p>20.53339801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652">
            <text:p>13652</text:p>
          </table:table-cell>
          <table:table-cell office:value-type="float" office:value="21691">
            <text:p>21691</text:p>
          </table:table-cell>
          <table:table-cell office:value-type="float" office:value="107.625">
            <text:p>107.625</text:p>
          </table:table-cell>
          <table:table-cell office:value-type="float" office:value="47.125">
            <text:p>47.125</text:p>
          </table:table-cell>
          <table:table-cell office:value-type="float" office:value="-466.125">
            <text:p>-466.125</text:p>
          </table:table-cell>
          <table:table-cell office:value-type="float" office:value="0.0124020511638626">
            <text:p>0.0124020512</text:p>
          </table:table-cell>
          <table:table-cell office:value-type="float" office:value="0.00345187518312335">
            <text:p>0.0034518752</text:p>
          </table:table-cell>
          <table:table-cell office:value-type="float" office:value="-0.021489327370799">
            <text:p>-0.0214893274</text:p>
          </table:table-cell>
          <table:table-cell office:value-type="float" office:value="1.04370864838474">
            <text:p>1.0437086484</text:p>
          </table:table-cell>
          <table:table-cell office:value-type="float" office:value="1.0121049174078">
            <text:p>1.0121049174</text:p>
          </table:table-cell>
          <table:table-cell office:value-type="float" office:value="0.925692464936268">
            <text:p>0.9256924649</text:p>
          </table:table-cell>
          <table:table-cell table:number-columns-repeated="2" office:value-type="float" office:value="0">
            <text:p>0</text:p>
          </table:table-cell>
          <table:table-cell office:value-type="float" office:value="-31.9075869950877">
            <text:p>-31.907586995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23">
            <text:p>423</text:p>
          </table:table-cell>
          <table:table-cell office:value-type="float" office:value="630">
            <text:p>630</text:p>
          </table:table-cell>
          <table:table-cell office:value-type="float" office:value="9192">
            <text:p>9192</text:p>
          </table:table-cell>
          <table:table-cell office:value-type="float" office:value="12754">
            <text:p>12754</text:p>
          </table:table-cell>
          <table:table-cell office:value-type="float" office:value="20853">
            <text:p>20853</text:p>
          </table:table-cell>
          <table:table-cell office:value-type="float" office:value="99">
            <text:p>99</text:p>
          </table:table-cell>
          <table:table-cell office:value-type="float" office:value="134.875">
            <text:p>134.875</text:p>
          </table:table-cell>
          <table:table-cell office:value-type="float" office:value="-571.25">
            <text:p>-571.25</text:p>
          </table:table-cell>
          <table:table-cell office:value-type="float" office:value="0.0107702349869452">
            <text:p>0.010770235</text:p>
          </table:table-cell>
          <table:table-cell office:value-type="float" office:value="0.0105751136898228">
            <text:p>0.0105751137</text:p>
          </table:table-cell>
          <table:table-cell office:value-type="float" office:value="-0.0273941399319043">
            <text:p>-0.0273941399</text:p>
          </table:table-cell>
          <table:table-cell office:value-type="float" office:value="1.03792317845919">
            <text:p>1.0379231785</text:p>
          </table:table-cell>
          <table:table-cell office:value-type="float" office:value="1.0372320906523">
            <text:p>1.0372320907</text:p>
          </table:table-cell>
          <table:table-cell office:value-type="float" office:value="0.905591370487448">
            <text:p>0.9055913705</text:p>
          </table:table-cell>
          <table:table-cell table:number-columns-repeated="2" office:value-type="float" office:value="0">
            <text:p>0</text:p>
          </table:table-cell>
          <table:table-cell office:value-type="float" office:value="-24.9545758890883">
            <text:p>-24.9545758891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4">
            <text:p>304</text:p>
          </table:table-cell>
          <table:table-cell office:value-type="float" office:value="8720">
            <text:p>8720</text:p>
          </table:table-cell>
          <table:table-cell office:value-type="float" office:value="12695">
            <text:p>12695</text:p>
          </table:table-cell>
          <table:table-cell office:value-type="float" office:value="19663">
            <text:p>19663</text:p>
          </table:table-cell>
          <table:table-cell office:value-type="float" office:value="247.75">
            <text:p>247.75</text:p>
          </table:table-cell>
          <table:table-cell office:value-type="float" office:value="-447.125">
            <text:p>-447.125</text:p>
          </table:table-cell>
          <table:table-cell office:value-type="float" office:value="162.625">
            <text:p>162.625</text:p>
          </table:table-cell>
          <table:table-cell office:value-type="float" office:value="0.0284116972477064">
            <text:p>0.0284116972</text:p>
          </table:table-cell>
          <table:table-cell office:value-type="float" office:value="-0.0352205592753052">
            <text:p>-0.0352205593</text:p>
          </table:table-cell>
          <table:table-cell office:value-type="float" office:value="0.00827060977470376">
            <text:p>0.0082706098</text:p>
          </table:table-cell>
          <table:table-cell office:value-type="float" office:value="1.10102310046634">
            <text:p>1.1010231005</text:p>
          </table:table-cell>
          <table:table-cell office:value-type="float" office:value="0.879159398615936">
            <text:p>0.8791593986</text:p>
          </table:table-cell>
          <table:table-cell office:value-type="float" office:value="1.02908120406411">
            <text:p>1.0290812041</text:p>
          </table:table-cell>
          <table:table-cell office:value-type="float" office:value="24.7414979094338">
            <text:p>24.7414979094</text:p>
          </table:table-cell>
          <table:table-cell office:value-type="float" office:value="-19.3315419970025">
            <text:p>-19.3315419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416">
            <text:p>416</text:p>
          </table:table-cell>
          <table:table-cell office:value-type="float" office:value="615">
            <text:p>615</text:p>
          </table:table-cell>
          <table:table-cell office:value-type="float" office:value="7754">
            <text:p>7754</text:p>
          </table:table-cell>
          <table:table-cell office:value-type="float" office:value="12843">
            <text:p>12843</text:p>
          </table:table-cell>
          <table:table-cell office:value-type="float" office:value="21858">
            <text:p>21858</text:p>
          </table:table-cell>
          <table:table-cell office:value-type="float" office:value="-776">
            <text:p>-776</text:p>
          </table:table-cell>
          <table:table-cell office:value-type="float" office:value="-188.875">
            <text:p>-188.875</text:p>
          </table:table-cell>
          <table:table-cell office:value-type="float" office:value="-377">
            <text:p>-377</text:p>
          </table:table-cell>
          <table:table-cell office:value-type="float" office:value="-0.100077379417075">
            <text:p>-0.1000773794</text:p>
          </table:table-cell>
          <table:table-cell office:value-type="float" office:value="-0.0147064548781437">
            <text:p>-0.0147064549</text:p>
          </table:table-cell>
          <table:table-cell office:value-type="float" office:value="-0.0172476896330863">
            <text:p>-0.0172476896</text:p>
          </table:table-cell>
          <table:table-cell office:value-type="float" office:value="0.669359516507376">
            <text:p>0.6693595165</text:p>
          </table:table-cell>
          <table:table-cell office:value-type="float" office:value="0.948951316364059">
            <text:p>0.9489513164</text:p>
          </table:table-cell>
          <table:table-cell office:value-type="float" office:value="0.940216152567649">
            <text:p>0.9402161526</text:p>
          </table:table-cell>
          <table:table-cell office:value-type="float" office:value="-6.57344912985422">
            <text:p>-6.57344912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6951">
            <text:p>6951</text:p>
          </table:table-cell>
          <table:table-cell office:value-type="float" office:value="11804">
            <text:p>11804</text:p>
          </table:table-cell>
          <table:table-cell office:value-type="float" office:value="20706">
            <text:p>20706</text:p>
          </table:table-cell>
          <table:table-cell office:value-type="float" office:value="-607">
            <text:p>-607</text:p>
          </table:table-cell>
          <table:table-cell office:value-type="float" office:value="-1015.75">
            <text:p>-1015.75</text:p>
          </table:table-cell>
          <table:table-cell office:value-type="float" office:value="-460.875">
            <text:p>-460.875</text:p>
          </table:table-cell>
          <table:table-cell office:value-type="float" office:value="-0.0873255646669544">
            <text:p>-0.0873255647</text:p>
          </table:table-cell>
          <table:table-cell office:value-type="float" office:value="-0.0860513385293121">
            <text:p>-0.0860513385</text:p>
          </table:table-cell>
          <table:table-cell office:value-type="float" office:value="-0.0222580411474935">
            <text:p>-0.0222580411</text:p>
          </table:table-cell>
          <table:table-cell office:value-type="float" office:value="0.709307001984688">
            <text:p>0.709307002</text:p>
          </table:table-cell>
          <table:table-cell office:value-type="float" office:value="0.713333787558273">
            <text:p>0.7133337876</text:p>
          </table:table-cell>
          <table:table-cell office:value-type="float" office:value="0.923067879959391">
            <text:p>0.92306788</text:p>
          </table:table-cell>
          <table:table-cell office:value-type="float" office:value="-7.58565490831326">
            <text:p>-7.5856549083</text:p>
          </table:table-cell>
          <table:table-cell office:value-type="float" office:value="-7.70327201312074">
            <text:p>-7.7032720131</text:p>
          </table:table-cell>
          <table:table-cell office:value-type="float" office:value="-30.7935539854715">
            <text:p>-30.793553985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92">
            <text:p>392</text:p>
          </table:table-cell>
          <table:table-cell office:value-type="float" office:value="584">
            <text:p>584</text:p>
          </table:table-cell>
          <table:table-cell office:value-type="float" office:value="6153">
            <text:p>6153</text:p>
          </table:table-cell>
          <table:table-cell office:value-type="float" office:value="11700">
            <text:p>11700</text:p>
          </table:table-cell>
          <table:table-cell office:value-type="float" office:value="20073">
            <text:p>20073</text:p>
          </table:table-cell>
          <table:table-cell office:value-type="float" office:value="-606.25">
            <text:p>-606.25</text:p>
          </table:table-cell>
          <table:table-cell office:value-type="float" office:value="-942.25">
            <text:p>-942.25</text:p>
          </table:table-cell>
          <table:table-cell office:value-type="float" office:value="-530.75">
            <text:p>-530.75</text:p>
          </table:table-cell>
          <table:table-cell office:value-type="float" office:value="-0.0985291727612547">
            <text:p>-0.0985291728</text:p>
          </table:table-cell>
          <table:table-cell office:value-type="float" office:value="-0.080534188034188">
            <text:p>-0.080534188</text:p>
          </table:table-cell>
          <table:table-cell office:value-type="float" office:value="-0.0264409903850944">
            <text:p>-0.0264409904</text:p>
          </table:table-cell>
          <table:table-cell office:value-type="float" office:value="0.674175571190242">
            <text:p>0.6741755712</text:p>
          </table:table-cell>
          <table:table-cell office:value-type="float" office:value="0.730842422547301">
            <text:p>0.7308424225</text:p>
          </table:table-cell>
          <table:table-cell office:value-type="float" office:value="0.908826820558357">
            <text:p>0.9088268206</text:p>
          </table:table-cell>
          <table:table-cell office:value-type="float" office:value="-6.68237961629048">
            <text:p>-6.6823796163</text:p>
          </table:table-cell>
          <table:table-cell office:value-type="float" office:value="-8.25544579883688">
            <text:p>-8.2554457988</text:p>
          </table:table-cell>
          <table:table-cell office:value-type="float" office:value="-25.8667506600303">
            <text:p>-25.8667506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60">
            <text:p>260</text:p>
          </table:table-cell>
          <table:table-cell table:number-columns-repeated="2" office:value-type="float" office:value="570">
            <text:p>570</text:p>
          </table:table-cell>
          <table:table-cell office:value-type="float" office:value="5775">
            <text:p>5775</text:p>
          </table:table-cell>
          <table:table-cell office:value-type="float" office:value="11469">
            <text:p>11469</text:p>
          </table:table-cell>
          <table:table-cell office:value-type="float" office:value="19021">
            <text:p>19021</text:p>
          </table:table-cell>
          <table:table-cell office:value-type="float" office:value="-326.5">
            <text:p>-326.5</text:p>
          </table:table-cell>
          <table:table-cell office:value-type="float" office:value="68.625">
            <text:p>68.625</text:p>
          </table:table-cell>
          <table:table-cell office:value-type="float" office:value="102.125">
            <text:p>102.125</text:p>
          </table:table-cell>
          <table:table-cell office:value-type="float" office:value="-0.0565367965367965">
            <text:p>-0.0565367965</text:p>
          </table:table-cell>
          <table:table-cell office:value-type="float" office:value="0.00598352079518703">
            <text:p>0.0059835208</text:p>
          </table:table-cell>
          <table:table-cell office:value-type="float" office:value="0.00536906576941275">
            <text:p>0.0053690658</text:p>
          </table:table-cell>
          <table:table-cell office:value-type="float" office:value="0.808386174471993">
            <text:p>0.8083861745</text:p>
          </table:table-cell>
          <table:table-cell office:value-type="float" office:value="1.02101249572452">
            <text:p>1.0210124957</text:p>
          </table:table-cell>
          <table:table-cell office:value-type="float" office:value="1.01884823085273">
            <text:p>1.0188482309</text:p>
          </table:table-cell>
          <table:table-cell office:value-type="float" office:value="-11.9101720548044">
            <text:p>-11.910172054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99">
            <text:p>399</text:p>
          </table:table-cell>
          <table:table-cell office:value-type="float" office:value="589">
            <text:p>589</text:p>
          </table:table-cell>
          <table:table-cell office:value-type="float" office:value="6510">
            <text:p>6510</text:p>
          </table:table-cell>
          <table:table-cell office:value-type="float" office:value="12075">
            <text:p>12075</text:p>
          </table:table-cell>
          <table:table-cell office:value-type="float" office:value="21250">
            <text:p>21250</text:p>
          </table:table-cell>
          <table:table-cell office:value-type="float" office:value="-71.5">
            <text:p>-71.5</text:p>
          </table:table-cell>
          <table:table-cell office:value-type="float" office:value="-168">
            <text:p>-168</text:p>
          </table:table-cell>
          <table:table-cell office:value-type="float" office:value="-333.625">
            <text:p>-333.625</text:p>
          </table:table-cell>
          <table:table-cell office:value-type="float" office:value="-0.0109831029185868">
            <text:p>-0.0109831029</text:p>
          </table:table-cell>
          <table:table-cell office:value-type="float" office:value="-0.0139130434782609">
            <text:p>-0.0139130435</text:p>
          </table:table-cell>
          <table:table-cell office:value-type="float" office:value="-0.0157">
            <text:p>-0.0157</text:p>
          </table:table-cell>
          <table:table-cell office:value-type="float" office:value="0.961795571742398">
            <text:p>0.9617955717</text:p>
          </table:table-cell>
          <table:table-cell office:value-type="float" office:value="0.95168375047259">
            <text:p>0.9516837505</text:p>
          </table:table-cell>
          <table:table-cell office:value-type="float" office:value="0.9455331204">
            <text:p>0.9455331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6690">
            <text:p>6690</text:p>
          </table:table-cell>
          <table:table-cell office:value-type="float" office:value="11520">
            <text:p>11520</text:p>
          </table:table-cell>
          <table:table-cell office:value-type="float" office:value="20314">
            <text:p>20314</text:p>
          </table:table-cell>
          <table:table-cell office:value-type="float" office:value="-587.25">
            <text:p>-587.25</text:p>
          </table:table-cell>
          <table:table-cell office:value-type="float" office:value="54">
            <text:p>54</text:p>
          </table:table-cell>
          <table:table-cell office:value-type="float" office:value="-577">
            <text:p>-577</text:p>
          </table:table-cell>
          <table:table-cell office:value-type="float" office:value="-0.087780269058296">
            <text:p>-0.0877802691</text:p>
          </table:table-cell>
          <table:table-cell office:value-type="float" office:value="0.0046875">
            <text:p>0.0046875</text:p>
          </table:table-cell>
          <table:table-cell office:value-type="float" office:value="-0.0284040563158413">
            <text:p>-0.0284040563</text:p>
          </table:table-cell>
          <table:table-cell office:value-type="float" office:value="0.70787159454242">
            <text:p>0.7078715945</text:p>
          </table:table-cell>
          <table:table-cell office:value-type="float" office:value="1.01644931640625">
            <text:p>1.0164493164</text:p>
          </table:table-cell>
          <table:table-cell office:value-type="float" office:value="0.902167112108335">
            <text:p>0.9021671121</text:p>
          </table:table-cell>
          <table:table-cell office:value-type="float" office:value="-7.54450962022678">
            <text:p>-7.5445096202</text:p>
          </table:table-cell>
          <table:table-cell office:value-type="float" office:value="0">
            <text:p>0</text:p>
          </table:table-cell>
          <table:table-cell office:value-type="float" office:value="-24.0548674157508">
            <text:p>-24.0548674158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15">
            <text:p>615</text:p>
          </table:table-cell>
          <table:table-cell office:value-type="float" office:value="6153">
            <text:p>6153</text:p>
          </table:table-cell>
          <table:table-cell office:value-type="float" office:value="10920">
            <text:p>10920</text:p>
          </table:table-cell>
          <table:table-cell office:value-type="float" office:value="19266">
            <text:p>19266</text:p>
          </table:table-cell>
          <table:table-cell office:value-type="float" office:value="-606.25">
            <text:p>-606.25</text:p>
          </table:table-cell>
          <table:table-cell office:value-type="float" office:value="-303.75">
            <text:p>-303.75</text:p>
          </table:table-cell>
          <table:table-cell office:value-type="float" office:value="-654.875">
            <text:p>-654.875</text:p>
          </table:table-cell>
          <table:table-cell office:value-type="float" office:value="-0.0985291727612547">
            <text:p>-0.0985291728</text:p>
          </table:table-cell>
          <table:table-cell office:value-type="float" office:value="-0.0278159340659341">
            <text:p>-0.0278159341</text:p>
          </table:table-cell>
          <table:table-cell office:value-type="float" office:value="-0.0339912280701754">
            <text:p>-0.0339912281</text:p>
          </table:table-cell>
          <table:table-cell office:value-type="float" office:value="0.674175571190242">
            <text:p>0.6741755712</text:p>
          </table:table-cell>
          <table:table-cell office:value-type="float" office:value="0.904160734097633">
            <text:p>0.9041607341</text:p>
          </table:table-cell>
          <table:table-cell office:value-type="float" office:value="0.883295292782394">
            <text:p>0.8832952928</text:p>
          </table:table-cell>
          <table:table-cell office:value-type="float" office:value="-6.68237961629048">
            <text:p>-6.6823796163</text:p>
          </table:table-cell>
          <table:table-cell office:value-type="float" office:value="-24.570865960421">
            <text:p>-24.5708659604</text:p>
          </table:table-cell>
          <table:table-cell office:value-type="float" office:value="-20.0433717541958">
            <text:p>-20.0433717542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5775">
            <text:p>5775</text:p>
          </table:table-cell>
          <table:table-cell office:value-type="float" office:value="9900">
            <text:p>9900</text:p>
          </table:table-cell>
          <table:table-cell office:value-type="float" office:value="16668">
            <text:p>16668</text:p>
          </table:table-cell>
          <table:table-cell office:value-type="float" office:value="-326.5">
            <text:p>-326.5</text:p>
          </table:table-cell>
          <table:table-cell office:value-type="float" office:value="148.5">
            <text:p>148.5</text:p>
          </table:table-cell>
          <table:table-cell office:value-type="float" office:value="-944.375">
            <text:p>-944.375</text:p>
          </table:table-cell>
          <table:table-cell office:value-type="float" office:value="-0.0565367965367965">
            <text:p>-0.0565367965</text:p>
          </table:table-cell>
          <table:table-cell office:value-type="float" office:value="0.015">
            <text:p>0.015</text:p>
          </table:table-cell>
          <table:table-cell office:value-type="float" office:value="-0.056657967362611">
            <text:p>-0.0566579674</text:p>
          </table:table-cell>
          <table:table-cell office:value-type="float" office:value="0.808386174471993">
            <text:p>0.8083861745</text:p>
          </table:table-cell>
          <table:table-cell office:value-type="float" office:value="1.052941">
            <text:p>1.052941</text:p>
          </table:table-cell>
          <table:table-cell office:value-type="float" office:value="0.80798895975156">
            <text:p>0.8079889598</text:p>
          </table:table-cell>
          <table:table-cell office:value-type="float" office:value="-11.9101720548044">
            <text:p>-11.9101720548</text:p>
          </table:table-cell>
          <table:table-cell office:value-type="float" office:value="0">
            <text:p>0</text:p>
          </table:table-cell>
          <table:table-cell office:value-type="float" office:value="-11.8839447182997">
            <text:p>-11.8839447183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6510">
            <text:p>6510</text:p>
          </table:table-cell>
          <table:table-cell office:value-type="float" office:value="9548">
            <text:p>9548</text:p>
          </table:table-cell>
          <table:table-cell office:value-type="float" office:value="14880">
            <text:p>14880</text:p>
          </table:table-cell>
          <table:table-cell office:value-type="float" office:value="-71.5">
            <text:p>-71.5</text:p>
          </table:table-cell>
          <table:table-cell office:value-type="float" office:value="232.75">
            <text:p>232.75</text:p>
          </table:table-cell>
          <table:table-cell office:value-type="float" office:value="126">
            <text:p>126</text:p>
          </table:table-cell>
          <table:table-cell office:value-type="float" office:value="-0.0109831029185868">
            <text:p>-0.0109831029</text:p>
          </table:table-cell>
          <table:table-cell office:value-type="float" office:value="0.0243768328445748">
            <text:p>0.0243768328</text:p>
          </table:table-cell>
          <table:table-cell office:value-type="float" office:value="0.00846774193548387">
            <text:p>0.0084677419</text:p>
          </table:table-cell>
          <table:table-cell office:value-type="float" office:value="0.961795571742398">
            <text:p>0.9617955717</text:p>
          </table:table-cell>
          <table:table-cell office:value-type="float" office:value="1.0864836057159">
            <text:p>1.0864836057</text:p>
          </table:table-cell>
          <table:table-cell office:value-type="float" office:value="1.02977763397503">
            <text:p>1.029777634</text:p>
          </table:table-cell>
          <table:table-cell office:value-type="float" office:value="0">
            <text:p>0</text:p>
          </table:table-cell>
          <table:table-cell office:value-type="float" office:value="28.7798517325492">
            <text:p>28.7798517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272">
            <text:p>272</text:p>
          </table:table-cell>
          <table:table-cell office:value-type="float" office:value="5831">
            <text:p>5831</text:p>
          </table:table-cell>
          <table:table-cell office:value-type="float" office:value="8931">
            <text:p>8931</text:p>
          </table:table-cell>
          <table:table-cell office:value-type="float" office:value="15360">
            <text:p>15360</text:p>
          </table:table-cell>
          <table:table-cell office:value-type="float" office:value="-593">
            <text:p>-593</text:p>
          </table:table-cell>
          <table:table-cell office:value-type="float" office:value="138.125">
            <text:p>138.125</text:p>
          </table:table-cell>
          <table:table-cell office:value-type="float" office:value="72">
            <text:p>72</text:p>
          </table:table-cell>
          <table:table-cell office:value-type="float" office:value="-0.101697821985937">
            <text:p>-0.101697822</text:p>
          </table:table-cell>
          <table:table-cell office:value-type="float" office:value="0.0154657933042213">
            <text:p>0.0154657933</text:p>
          </table:table-cell>
          <table:table-cell office:value-type="float" office:value="0.0046875">
            <text:p>0.0046875</text:p>
          </table:table-cell>
          <table:table-cell office:value-type="float" office:value="0.664328819162719">
            <text:p>0.6643288192</text:p>
          </table:table-cell>
          <table:table-cell office:value-type="float" office:value="1.05459909045933">
            <text:p>1.0545990905</text:p>
          </table:table-cell>
          <table:table-cell office:value-type="float" office:value="1.01644931640625">
            <text:p>1.0164493164</text:p>
          </table:table-cell>
          <table:table-cell office:value-type="float" office:value="-6.46298512713351">
            <text:p>-6.46298512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5775">
            <text:p>5775</text:p>
          </table:table-cell>
          <table:table-cell office:value-type="float" office:value="8980">
            <text:p>8980</text:p>
          </table:table-cell>
          <table:table-cell office:value-type="float" office:value="15456">
            <text:p>15456</text:p>
          </table:table-cell>
          <table:table-cell office:value-type="float" office:value="-545.875">
            <text:p>-545.875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-0.0945238095238095">
            <text:p>-0.0945238095</text:p>
          </table:table-cell>
          <table:table-cell office:value-type="float" office:value="0.0167037861915368">
            <text:p>0.0167037862</text:p>
          </table:table-cell>
          <table:table-cell office:value-type="float" office:value="0.0194099378881988">
            <text:p>0.0194099379</text:p>
          </table:table-cell>
          <table:table-cell office:value-type="float" office:value="0.686678777777778">
            <text:p>0.6866787778</text:p>
          </table:table-cell>
          <table:table-cell office:value-type="float" office:value="1.05901012395772">
            <text:p>1.059010124</text:p>
          </table:table-cell>
          <table:table-cell office:value-type="float" office:value="1.06867320415879">
            <text:p>1.0686732042</text:p>
          </table:table-cell>
          <table:table-cell office:value-type="float" office:value="-6.98073510853188">
            <text:p>-6.980735108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288">
            <text:p>288</text:p>
          </table:table-cell>
          <table:table-cell office:value-type="float" office:value="6510">
            <text:p>6510</text:p>
          </table:table-cell>
          <table:table-cell office:value-type="float" office:value="9570">
            <text:p>9570</text:p>
          </table:table-cell>
          <table:table-cell office:value-type="float" office:value="16176">
            <text:p>16176</text:p>
          </table:table-cell>
          <table:table-cell office:value-type="float" office:value="-327.25">
            <text:p>-327.25</text:p>
          </table:table-cell>
          <table:table-cell office:value-type="float" office:value="82.5">
            <text:p>82.5</text:p>
          </table:table-cell>
          <table:table-cell office:value-type="float" office:value="690">
            <text:p>690</text:p>
          </table:table-cell>
          <table:table-cell office:value-type="float" office:value="-0.0502688172043011">
            <text:p>-0.0502688172</text:p>
          </table:table-cell>
          <table:table-cell office:value-type="float" office:value="0.00862068965517241">
            <text:p>0.0086206897</text:p>
          </table:table-cell>
          <table:table-cell office:value-type="float" office:value="0.0426557863501484">
            <text:p>0.0426557864</text:p>
          </table:table-cell>
          <table:table-cell office:value-type="float" office:value="0.82901196959186">
            <text:p>0.8290119696</text:p>
          </table:table-cell>
          <table:table-cell office:value-type="float" office:value="1.03031807372176">
            <text:p>1.0303180737</text:p>
          </table:table-cell>
          <table:table-cell office:value-type="float" office:value="1.15286150379945">
            <text:p>1.1528615038</text:p>
          </table:table-cell>
          <table:table-cell office:value-type="float" office:value="-13.4392576007919">
            <text:p>-13.4392576008</text:p>
          </table:table-cell>
          <table:table-cell office:value-type="float" office:value="0">
            <text:p>0</text:p>
          </table:table-cell>
          <table:table-cell office:value-type="float" office:value="16.5939417261977">
            <text:p>16.5939417262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6690">
            <text:p>6690</text:p>
          </table:table-cell>
          <table:table-cell office:value-type="float" office:value="9812">
            <text:p>9812</text:p>
          </table:table-cell>
          <table:table-cell office:value-type="float" office:value="16416">
            <text:p>16416</text:p>
          </table:table-cell>
          <table:table-cell office:value-type="float" office:value="-82.875">
            <text:p>-82.875</text:p>
          </table:table-cell>
          <table:table-cell office:value-type="float" office:value="57.75">
            <text:p>57.75</text:p>
          </table:table-cell>
          <table:table-cell office:value-type="float" office:value="600">
            <text:p>600</text:p>
          </table:table-cell>
          <table:table-cell office:value-type="float" office:value="-0.0123878923766816">
            <text:p>-0.0123878924</text:p>
          </table:table-cell>
          <table:table-cell office:value-type="float" office:value="0.00588565022421525">
            <text:p>0.0058856502</text:p>
          </table:table-cell>
          <table:table-cell office:value-type="float" office:value="0.0365497076023392">
            <text:p>0.0365497076</text:p>
          </table:table-cell>
          <table:table-cell office:value-type="float" office:value="0.956943158041585">
            <text:p>0.956943158</text:p>
          </table:table-cell>
          <table:table-cell office:value-type="float" office:value="1.02066767190673">
            <text:p>1.0206676719</text:p>
          </table:table-cell>
          <table:table-cell office:value-type="float" office:value="1.13054230361479">
            <text:p>1.1305423036</text:p>
          </table:table-cell>
          <table:table-cell table:number-columns-repeated="2" office:value-type="float" office:value="0">
            <text:p>0</text:p>
          </table:table-cell>
          <table:table-cell office:value-type="float" office:value="19.3090069677321">
            <text:p>19.309006967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04">
            <text:p>304</text:p>
          </table:table-cell>
          <table:table-cell office:value-type="float" office:value="6256">
            <text:p>6256</text:p>
          </table:table-cell>
          <table:table-cell office:value-type="float" office:value="9568">
            <text:p>9568</text:p>
          </table:table-cell>
          <table:table-cell office:value-type="float" office:value="16464">
            <text:p>16464</text:p>
          </table:table-cell>
          <table:table-cell office:value-type="float" office:value="337.875">
            <text:p>337.875</text:p>
          </table:table-cell>
          <table:table-cell office:value-type="float" office:value="516.75">
            <text:p>516.75</text:p>
          </table:table-cell>
          <table:table-cell office:value-type="float" office:value="288">
            <text:p>288</text:p>
          </table:table-cell>
          <table:table-cell table:number-columns-repeated="2" office:value-type="float" office:value="0.054008152173913">
            <text:p>0.0540081522</text:p>
          </table:table-cell>
          <table:table-cell office:value-type="float" office:value="0.0174927113702624">
            <text:p>0.0174927114</text:p>
          </table:table-cell>
          <table:table-cell table:number-columns-repeated="2" office:value-type="float" office:value="1.19474561839113">
            <text:p>1.1947456184</text:p>
          </table:table-cell>
          <table:table-cell office:value-type="float" office:value="1.06182423990004">
            <text:p>1.0618242399</text:p>
          </table:table-cell>
          <table:table-cell table:number-columns-repeated="2" office:value-type="float" office:value="13.1776568055056">
            <text:p>13.1776568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443">
            <text:p>443</text:p>
          </table:table-cell>
          <table:table-cell table:number-columns-repeated="2" office:value-type="float" office:value="321">
            <text:p>321</text:p>
          </table:table-cell>
          <table:table-cell office:value-type="float" office:value="6975">
            <text:p>6975</text:p>
          </table:table-cell>
          <table:table-cell office:value-type="float" office:value="9947">
            <text:p>9947</text:p>
          </table:table-cell>
          <table:table-cell office:value-type="float" office:value="16464">
            <text:p>16464</text:p>
          </table:table-cell>
          <table:table-cell office:value-type="float" office:value="236.25">
            <text:p>236.25</text:p>
          </table:table-cell>
          <table:table-cell office:value-type="float" office:value="442.25">
            <text:p>442.25</text:p>
          </table:table-cell>
          <table:table-cell office:value-type="float" office:value="732">
            <text:p>732</text:p>
          </table:table-cell>
          <table:table-cell office:value-type="float" office:value="0.0338709677419355">
            <text:p>0.0338709677</text:p>
          </table:table-cell>
          <table:table-cell table:number-columns-repeated="2" office:value-type="float" office:value="0.0444606413994169">
            <text:p>0.0444606414</text:p>
          </table:table-cell>
          <table:table-cell office:value-type="float" office:value="1.12079698231009">
            <text:p>1.1207969823</text:p>
          </table:table-cell>
          <table:table-cell table:number-columns-repeated="2" office:value-type="float" office:value="1.15948667221991">
            <text:p>1.1594866722</text:p>
          </table:table-cell>
          <table:table-cell office:value-type="float" office:value="20.8089948968484">
            <text:p>20.8089948968</text:p>
          </table:table-cell>
          <table:table-cell table:number-columns-repeated="2" office:value-type="float" office:value="15.934191003539">
            <text:p>15.934191003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table:number-columns-repeated="2" office:value-type="float" office:value="331">
            <text:p>331</text:p>
          </table:table-cell>
          <table:table-cell office:value-type="float" office:value="7095">
            <text:p>7095</text:p>
          </table:table-cell>
          <table:table-cell office:value-type="float" office:value="10530">
            <text:p>10530</text:p>
          </table:table-cell>
          <table:table-cell office:value-type="float" office:value="18720">
            <text:p>18720</text:p>
          </table:table-cell>
          <table:table-cell office:value-type="float" office:value="211.875">
            <text:p>211.875</text:p>
          </table:table-cell>
          <table:table-cell office:value-type="float" office:value="448.875">
            <text:p>448.875</text:p>
          </table:table-cell>
          <table:table-cell office:value-type="float" office:value="798">
            <text:p>798</text:p>
          </table:table-cell>
          <table:table-cell office:value-type="float" office:value="0.0298625792811839">
            <text:p>0.0298625793</text:p>
          </table:table-cell>
          <table:table-cell table:number-columns-repeated="2" office:value-type="float" office:value="0.0426282051282051">
            <text:p>0.0426282051</text:p>
          </table:table-cell>
          <table:table-cell office:value-type="float" office:value="1.10626690382114">
            <text:p>1.1062669038</text:p>
          </table:table-cell>
          <table:table-cell table:number-columns-repeated="2" office:value-type="float" office:value="1.15276035913872">
            <text:p>1.1527603591</text:p>
          </table:table-cell>
          <table:table-cell office:value-type="float" office:value="23.5561034184774">
            <text:p>23.5561034185</text:p>
          </table:table-cell>
          <table:table-cell table:number-columns-repeated="2" office:value-type="float" office:value="16.6044571570291">
            <text:p>16.604457157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7125">
            <text:p>7125</text:p>
          </table:table-cell>
          <table:table-cell office:value-type="float" office:value="10960">
            <text:p>10960</text:p>
          </table:table-cell>
          <table:table-cell office:value-type="float" office:value="19680">
            <text:p>19680</text:p>
          </table:table-cell>
          <table:table-cell office:value-type="float" office:value="116.25">
            <text:p>116.25</text:p>
          </table:table-cell>
          <table:table-cell office:value-type="float" office:value="382.5">
            <text:p>382.5</text:p>
          </table:table-cell>
          <table:table-cell office:value-type="float" office:value="798">
            <text:p>798</text:p>
          </table:table-cell>
          <table:table-cell office:value-type="float" office:value="0.0163157894736842">
            <text:p>0.0163157895</text:p>
          </table:table-cell>
          <table:table-cell office:value-type="float" office:value="0.0348996350364964">
            <text:p>0.034899635</text:p>
          </table:table-cell>
          <table:table-cell office:value-type="float" office:value="0.0405487804878049">
            <text:p>0.0405487805</text:p>
          </table:table-cell>
          <table:table-cell office:value-type="float" office:value="1.05762702493075">
            <text:p>1.0576270249</text:p>
          </table:table-cell>
          <table:table-cell office:value-type="float" office:value="1.12453597229807">
            <text:p>1.1245359723</text:p>
          </table:table-cell>
          <table:table-cell office:value-type="float" office:value="1.14514337076145">
            <text:p>1.1451433708</text:p>
          </table:table-cell>
          <table:table-cell office:value-type="float" office:value="0">
            <text:p>0</text:p>
          </table:table-cell>
          <table:table-cell office:value-type="float" office:value="20.2057505549431">
            <text:p>20.2057505549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400">
            <text:p>400</text:p>
          </table:table-cell>
          <table:table-cell table:number-columns-repeated="2" office:value-type="float" office:value="275">
            <text:p>275</text:p>
          </table:table-cell>
          <table:table-cell office:value-type="float" office:value="7155">
            <text:p>7155</text:p>
          </table:table-cell>
          <table:table-cell office:value-type="float" office:value="10633">
            <text:p>10633</text:p>
          </table:table-cell>
          <table:table-cell office:value-type="float" office:value="18072">
            <text:p>18072</text:p>
          </table:table-cell>
          <table:table-cell office:value-type="float" office:value="258.75">
            <text:p>258.75</text:p>
          </table:table-cell>
          <table:table-cell office:value-type="float" office:value="472.75">
            <text:p>472.75</text:p>
          </table:table-cell>
          <table:table-cell office:value-type="float" office:value="251.75">
            <text:p>251.75</text:p>
          </table:table-cell>
          <table:table-cell office:value-type="float" office:value="0.0361635220125786">
            <text:p>0.036163522</text:p>
          </table:table-cell>
          <table:table-cell office:value-type="float" office:value="0.0444606413994169">
            <text:p>0.0444606414</text:p>
          </table:table-cell>
          <table:table-cell office:value-type="float" office:value="0.0139303895528995">
            <text:p>0.0139303896</text:p>
          </table:table-cell>
          <table:table-cell office:value-type="float" office:value="1.12913561567976">
            <text:p>1.1291356157</text:p>
          </table:table-cell>
          <table:table-cell office:value-type="float" office:value="1.15948667221991">
            <text:p>1.1594866722</text:p>
          </table:table-cell>
          <table:table-cell office:value-type="float" office:value="1.04913671271122">
            <text:p>1.0491367127</text:p>
          </table:table-cell>
          <table:table-cell office:value-type="float" office:value="19.5115480148192">
            <text:p>19.5115480148</text:p>
          </table:table-cell>
          <table:table-cell office:value-type="float" office:value="15.934191003539">
            <text:p>15.93419100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435">
            <text:p>435</text:p>
          </table:table-cell>
          <table:table-cell table:number-columns-repeated="2" office:value-type="float" office:value="310">
            <text:p>310</text:p>
          </table:table-cell>
          <table:table-cell office:value-type="float" office:value="7890">
            <text:p>7890</text:p>
          </table:table-cell>
          <table:table-cell office:value-type="float" office:value="12495">
            <text:p>12495</text:p>
          </table:table-cell>
          <table:table-cell office:value-type="float" office:value="21420">
            <text:p>21420</text:p>
          </table:table-cell>
          <table:table-cell office:value-type="float" office:value="285">
            <text:p>285</text:p>
          </table:table-cell>
          <table:table-cell office:value-type="float" office:value="193.25">
            <text:p>193.25</text:p>
          </table:table-cell>
          <table:table-cell office:value-type="float" office:value="331.375">
            <text:p>331.375</text:p>
          </table:table-cell>
          <table:table-cell office:value-type="float" office:value="0.0361216730038023">
            <text:p>0.036121673</text:p>
          </table:table-cell>
          <table:table-cell office:value-type="float" office:value="0.0154661864745898">
            <text:p>0.0154661865</text:p>
          </table:table-cell>
          <table:table-cell office:value-type="float" office:value="0.0154703548085901">
            <text:p>0.0154703548</text:p>
          </table:table-cell>
          <table:table-cell office:value-type="float" office:value="1.12898321502407">
            <text:p>1.128983215</text:p>
          </table:table-cell>
          <table:table-cell office:value-type="float" office:value="1.05460049039224">
            <text:p>1.0546004904</text:p>
          </table:table-cell>
          <table:table-cell office:value-type="float" office:value="1.05461533231076">
            <text:p>1.0546153323</text:p>
          </table:table-cell>
          <table:table-cell office:value-type="float" office:value="19.5337564358104">
            <text:p>19.533756435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7548">
            <text:p>7548</text:p>
          </table:table-cell>
          <table:table-cell office:value-type="float" office:value="12056">
            <text:p>12056</text:p>
          </table:table-cell>
          <table:table-cell office:value-type="float" office:value="22560">
            <text:p>22560</text:p>
          </table:table-cell>
          <table:table-cell office:value-type="float" office:value="149.875">
            <text:p>149.875</text:p>
          </table:table-cell>
          <table:table-cell office:value-type="float" office:value="420.75">
            <text:p>420.75</text:p>
          </table:table-cell>
          <table:table-cell office:value-type="float" office:value="324">
            <text:p>324</text:p>
          </table:table-cell>
          <table:table-cell office:value-type="float" office:value="0.0198562533121357">
            <text:p>0.0198562533</text:p>
          </table:table-cell>
          <table:table-cell office:value-type="float" office:value="0.0348996350364964">
            <text:p>0.034899635</text:p>
          </table:table-cell>
          <table:table-cell office:value-type="float" office:value="0.0143617021276596">
            <text:p>0.0143617021</text:p>
          </table:table-cell>
          <table:table-cell office:value-type="float" office:value="1.07026965735184">
            <text:p>1.0702696574</text:p>
          </table:table-cell>
          <table:table-cell office:value-type="float" office:value="1.12453597229807">
            <text:p>1.1245359723</text:p>
          </table:table-cell>
          <table:table-cell office:value-type="float" office:value="1.0506702240833">
            <text:p>1.0506702241</text:p>
          </table:table-cell>
          <table:table-cell office:value-type="float" office:value="0">
            <text:p>0</text:p>
          </table:table-cell>
          <table:table-cell office:value-type="float" office:value="20.2057505549431">
            <text:p>20.205750554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322">
            <text:p>322</text:p>
          </table:table-cell>
          <table:table-cell office:value-type="float" office:value="7620">
            <text:p>7620</text:p>
          </table:table-cell>
          <table:table-cell office:value-type="float" office:value="12208">
            <text:p>12208</text:p>
          </table:table-cell>
          <table:table-cell office:value-type="float" office:value="22800">
            <text:p>22800</text:p>
          </table:table-cell>
          <table:table-cell office:value-type="float" office:value="343.125">
            <text:p>343.125</text:p>
          </table:table-cell>
          <table:table-cell office:value-type="float" office:value="260.75">
            <text:p>260.75</text:p>
          </table:table-cell>
          <table:table-cell office:value-type="float" office:value="300">
            <text:p>300</text:p>
          </table:table-cell>
          <table:table-cell office:value-type="float" office:value="0.0450295275590551">
            <text:p>0.0450295276</text:p>
          </table:table-cell>
          <table:table-cell office:value-type="float" office:value="0.0213589449541284">
            <text:p>0.021358945</text:p>
          </table:table-cell>
          <table:table-cell office:value-type="float" office:value="0.0131578947368421">
            <text:p>0.0131578947</text:p>
          </table:table-cell>
          <table:table-cell office:value-type="float" office:value="1.16157755682699">
            <text:p>1.1615775568</text:p>
          </table:table-cell>
          <table:table-cell office:value-type="float" office:value="1.07565046821737">
            <text:p>1.0756504682</text:p>
          </table:table-cell>
          <table:table-cell office:value-type="float" office:value="1.046391966759">
            <text:p>1.0463919668</text:p>
          </table:table-cell>
          <table:table-cell office:value-type="float" office:value="15.7371996991708">
            <text:p>15.7371996992</text:p>
          </table:table-cell>
          <table:table-cell office:value-type="float" office:value="32.7976664841799">
            <text:p>32.797666484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673">
            <text:p>673</text:p>
          </table:table-cell>
          <table:table-cell office:value-type="float" office:value="337">
            <text:p>337</text:p>
          </table:table-cell>
          <table:table-cell office:value-type="float" office:value="7196">
            <text:p>7196</text:p>
          </table:table-cell>
          <table:table-cell office:value-type="float" office:value="12285">
            <text:p>12285</text:p>
          </table:table-cell>
          <table:table-cell office:value-type="float" office:value="24096">
            <text:p>24096</text:p>
          </table:table-cell>
          <table:table-cell office:value-type="float" office:value="414.625">
            <text:p>414.625</text:p>
          </table:table-cell>
          <table:table-cell office:value-type="float" office:value="618.75">
            <text:p>618.75</text:p>
          </table:table-cell>
          <table:table-cell office:value-type="float" office:value="987.75">
            <text:p>987.75</text:p>
          </table:table-cell>
          <table:table-cell office:value-type="float" office:value="0.0576188160088938">
            <text:p>0.057618816</text:p>
          </table:table-cell>
          <table:table-cell office:value-type="float" office:value="0.0503663003663004">
            <text:p>0.0503663004</text:p>
          </table:table-cell>
          <table:table-cell office:value-type="float" office:value="0.040992280876494">
            <text:p>0.0409922809</text:p>
          </table:table-cell>
          <table:table-cell office:value-type="float" office:value="1.20817291482933">
            <text:p>1.2081729148</text:p>
          </table:table-cell>
          <table:table-cell office:value-type="float" office:value="1.18125410913872">
            <text:p>1.1812541091</text:p>
          </table:table-cell>
          <table:table-cell office:value-type="float" office:value="1.14676650256699">
            <text:p>1.1467665026</text:p>
          </table:table-cell>
          <table:table-cell office:value-type="float" office:value="12.3732133753944">
            <text:p>12.3732133754</text:p>
          </table:table-cell>
          <table:table-cell office:value-type="float" office:value="14.1058575299391">
            <text:p>14.1058575299</text:p>
          </table:table-cell>
          <table:table-cell office:value-type="float" office:value="17.2534654034462">
            <text:p>17.253465403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82">
            <text:p>682</text:p>
          </table:table-cell>
          <table:table-cell office:value-type="float" office:value="473">
            <text:p>473</text:p>
          </table:table-cell>
          <table:table-cell office:value-type="float" office:value="342">
            <text:p>342</text:p>
          </table:table-cell>
          <table:table-cell office:value-type="float" office:value="8786">
            <text:p>8786</text:p>
          </table:table-cell>
          <table:table-cell office:value-type="float" office:value="13833">
            <text:p>13833</text:p>
          </table:table-cell>
          <table:table-cell office:value-type="float" office:value="28560">
            <text:p>28560</text:p>
          </table:table-cell>
          <table:table-cell office:value-type="float" office:value="413.625">
            <text:p>413.625</text:p>
          </table:table-cell>
          <table:table-cell office:value-type="float" office:value="567.25">
            <text:p>567.25</text:p>
          </table:table-cell>
          <table:table-cell office:value-type="float" office:value="799">
            <text:p>799</text:p>
          </table:table-cell>
          <table:table-cell office:value-type="float" office:value="0.0470777373093558">
            <text:p>0.0470777373</text:p>
          </table:table-cell>
          <table:table-cell office:value-type="float" office:value="0.0410070122171619">
            <text:p>0.0410070122</text:p>
          </table:table-cell>
          <table:table-cell office:value-type="float" office:value="0.0279761904761905">
            <text:p>0.0279761905</text:p>
          </table:table-cell>
          <table:table-cell office:value-type="float" office:value="1.16911605474908">
            <text:p>1.1691160547</text:p>
          </table:table-cell>
          <table:table-cell office:value-type="float" office:value="1.14682042985998">
            <text:p>1.1468204299</text:p>
          </table:table-cell>
          <table:table-cell office:value-type="float" office:value="1.09945069444444">
            <text:p>1.0994506944</text:p>
          </table:table-cell>
          <table:table-cell office:value-type="float" office:value="15.0673764022195">
            <text:p>15.0673764022</text:p>
          </table:table-cell>
          <table:table-cell office:value-type="float" office:value="17.2473901282658">
            <text:p>17.2473901283</text:p>
          </table:table-cell>
          <table:table-cell office:value-type="float" office:value="25.1213045856833">
            <text:p>25.1213045857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475">
            <text:p>475</text:p>
          </table:table-cell>
          <table:table-cell office:value-type="float" office:value="343">
            <text:p>343</text:p>
          </table:table-cell>
          <table:table-cell office:value-type="float" office:value="9174">
            <text:p>9174</text:p>
          </table:table-cell>
          <table:table-cell office:value-type="float" office:value="13146">
            <text:p>13146</text:p>
          </table:table-cell>
          <table:table-cell office:value-type="float" office:value="21312">
            <text:p>21312</text:p>
          </table:table-cell>
          <table:table-cell office:value-type="float" office:value="494.25">
            <text:p>494.25</text:p>
          </table:table-cell>
          <table:table-cell office:value-type="float" office:value="225.75">
            <text:p>225.75</text:p>
          </table:table-cell>
          <table:table-cell office:value-type="float" office:value="487.375">
            <text:p>487.375</text:p>
          </table:table-cell>
          <table:table-cell office:value-type="float" office:value="0.0538750817527796">
            <text:p>0.0538750818</text:p>
          </table:table-cell>
          <table:table-cell office:value-type="float" office:value="0.0171725239616613">
            <text:p>0.017172524</text:p>
          </table:table-cell>
          <table:table-cell office:value-type="float" office:value="0.0228685716966967">
            <text:p>0.0228685717</text:p>
          </table:table-cell>
          <table:table-cell office:value-type="float" office:value="1.19425173402511">
            <text:p>1.194251734</text:p>
          </table:table-cell>
          <table:table-cell office:value-type="float" office:value="1.06068182920107">
            <text:p>1.0606818292</text:p>
          </table:table-cell>
          <table:table-cell office:value-type="float" office:value="1.08106502521847">
            <text:p>1.0810650252</text:p>
          </table:table-cell>
          <table:table-cell office:value-type="float" office:value="13.209364131804">
            <text:p>13.2093641318</text:p>
          </table:table-cell>
          <table:table-cell office:value-type="float" office:value="0">
            <text:p>0</text:p>
          </table:table-cell>
          <table:table-cell office:value-type="float" office:value="30.6553013155853">
            <text:p>30.655301315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1">
            <text:p>691</text:p>
          </table:table-cell>
          <table:table-cell office:value-type="float" office:value="477">
            <text:p>477</text:p>
          </table:table-cell>
          <table:table-cell office:value-type="float" office:value="343">
            <text:p>343</text:p>
          </table:table-cell>
          <table:table-cell office:value-type="float" office:value="9081">
            <text:p>9081</text:p>
          </table:table-cell>
          <table:table-cell office:value-type="float" office:value="13584">
            <text:p>13584</text:p>
          </table:table-cell>
          <table:table-cell office:value-type="float" office:value="22080">
            <text:p>22080</text:p>
          </table:table-cell>
          <table:table-cell office:value-type="float" office:value="665.5">
            <text:p>665.5</text:p>
          </table:table-cell>
          <table:table-cell office:value-type="float" office:value="1036.125">
            <text:p>1036.125</text:p>
          </table:table-cell>
          <table:table-cell office:value-type="float" office:value="916.875">
            <text:p>916.875</text:p>
          </table:table-cell>
          <table:table-cell office:value-type="float" office:value="0.0732848805197665">
            <text:p>0.0732848805</text:p>
          </table:table-cell>
          <table:table-cell office:value-type="float" office:value="0.0762753975265018">
            <text:p>0.0762753975</text:p>
          </table:table-cell>
          <table:table-cell office:value-type="float" office:value="0.0415251358695652">
            <text:p>0.0415251359</text:p>
          </table:table-cell>
          <table:table-cell office:value-type="float" office:value="1.26702360229626">
            <text:p>1.2670236023</text:p>
          </table:table-cell>
          <table:table-cell office:value-type="float" office:value="1.27836704642769">
            <text:p>1.2783670464</text:p>
          </table:table-cell>
          <table:table-cell office:value-type="float" office:value="1.14871767588509">
            <text:p>1.1487176759</text:p>
          </table:table-cell>
          <table:table-cell office:value-type="float" office:value="9.80074502502012">
            <text:p>9.800745025</text:p>
          </table:table-cell>
          <table:table-cell office:value-type="float" office:value="9.42975604336539">
            <text:p>9.4297560434</text:p>
          </table:table-cell>
          <table:table-cell office:value-type="float" office:value="17.0364550222283">
            <text:p>17.036455022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0676">
            <text:p>10676</text:p>
          </table:table-cell>
          <table:table-cell office:value-type="float" office:value="15897">
            <text:p>15897</text:p>
          </table:table-cell>
          <table:table-cell office:value-type="float" office:value="25566">
            <text:p>25566</text:p>
          </table:table-cell>
          <table:table-cell office:value-type="float" office:value="565.625">
            <text:p>565.625</text:p>
          </table:table-cell>
          <table:table-cell office:value-type="float" office:value="225.5">
            <text:p>225.5</text:p>
          </table:table-cell>
          <table:table-cell office:value-type="float" office:value="1297.125">
            <text:p>1297.125</text:p>
          </table:table-cell>
          <table:table-cell office:value-type="float" office:value="0.0529809853877857">
            <text:p>0.0529809854</text:p>
          </table:table-cell>
          <table:table-cell office:value-type="float" office:value="0.0141850663647229">
            <text:p>0.0141850664</text:p>
          </table:table-cell>
          <table:table-cell office:value-type="float" office:value="0.0507363295001173">
            <text:p>0.0507363295</text:p>
          </table:table-cell>
          <table:table-cell office:value-type="float" office:value="1.19093513909007">
            <text:p>1.1909351391</text:p>
          </table:table-cell>
          <table:table-cell office:value-type="float" office:value="1.05004211584776">
            <text:p>1.0500421158</text:p>
          </table:table-cell>
          <table:table-cell office:value-type="float" office:value="1.18262253650745">
            <text:p>1.1826225365</text:p>
          </table:table-cell>
          <table:table-cell office:value-type="float" office:value="13.4265341438984">
            <text:p>13.4265341439</text:p>
          </table:table-cell>
          <table:table-cell office:value-type="float" office:value="0">
            <text:p>0</text:p>
          </table:table-cell>
          <table:table-cell office:value-type="float" office:value="14.0054675662603">
            <text:p>14.005467566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548">
            <text:p>548</text:p>
          </table:table-cell>
          <table:table-cell table:number-columns-repeated="2" office:value-type="float" office:value="410">
            <text:p>410</text:p>
          </table:table-cell>
          <table:table-cell office:value-type="float" office:value="9180">
            <text:p>9180</text:p>
          </table:table-cell>
          <table:table-cell office:value-type="float" office:value="15583">
            <text:p>15583</text:p>
          </table:table-cell>
          <table:table-cell office:value-type="float" office:value="27704">
            <text:p>27704</text:p>
          </table:table-cell>
          <table:table-cell office:value-type="float" office:value="155.875">
            <text:p>155.875</text:p>
          </table:table-cell>
          <table:table-cell office:value-type="float" office:value="-236.4">
            <text:p>-236.4</text:p>
          </table:table-cell>
          <table:table-cell office:value-type="float" office:value="913.625">
            <text:p>913.625</text:p>
          </table:table-cell>
          <table:table-cell office:value-type="float" office:value="0.0169798474945534">
            <text:p>0.0169798475</text:p>
          </table:table-cell>
          <table:table-cell office:value-type="float" office:value="-0.0151703779759995">
            <text:p>-0.015170378</text:p>
          </table:table-cell>
          <table:table-cell office:value-type="float" office:value="0.0329780898065261">
            <text:p>0.0329780898</text:p>
          </table:table-cell>
          <table:table-cell office:value-type="float" office:value="1.05999456406398">
            <text:p>1.0599945641</text:p>
          </table:table-cell>
          <table:table-cell office:value-type="float" office:value="0.947354752205154">
            <text:p>0.9473547522</text:p>
          </table:table-cell>
          <table:table-cell office:value-type="float" office:value="1.11755492096112">
            <text:p>1.117554921</text:p>
          </table:table-cell>
          <table:table-cell table:number-columns-repeated="2" office:value-type="float" office:value="0">
            <text:p>0</text:p>
          </table:table-cell>
          <table:table-cell office:value-type="float" office:value="21.3631145638606">
            <text:p>21.363114563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9510">
            <text:p>9510</text:p>
          </table:table-cell>
          <table:table-cell office:value-type="float" office:value="15036">
            <text:p>15036</text:p>
          </table:table-cell>
          <table:table-cell office:value-type="float" office:value="26459">
            <text:p>26459</text:p>
          </table:table-cell>
          <table:table-cell office:value-type="float" office:value="158.857142857143">
            <text:p>158.8571428571</text:p>
          </table:table-cell>
          <table:table-cell office:value-type="float" office:value="1260.85714285714">
            <text:p>1260.8571428571</text:p>
          </table:table-cell>
          <table:table-cell office:value-type="float" office:value="2079.57142857143">
            <text:p>2079.5714285714</text:p>
          </table:table-cell>
          <table:table-cell office:value-type="float" office:value="0.0167042211206249">
            <text:p>0.0167042211</text:p>
          </table:table-cell>
          <table:table-cell office:value-type="float" office:value="0.0838558887242048">
            <text:p>0.0838558887</text:p>
          </table:table-cell>
          <table:table-cell office:value-type="float" office:value="0.0785959948815688">
            <text:p>0.0785959949</text:p>
          </table:table-cell>
          <table:table-cell office:value-type="float" office:value="1.05901167468855">
            <text:p>1.0590116747</text:p>
          </table:table-cell>
          <table:table-cell office:value-type="float" office:value="1.30727795827922">
            <text:p>1.3072779583</text:p>
          </table:table-cell>
          <table:table-cell office:value-type="float" office:value="1.28719354969188">
            <text:p>1.2871935497</text:p>
          </table:table-cell>
          <table:table-cell office:value-type="float" office:value="0">
            <text:p>0</text:p>
          </table:table-cell>
          <table:table-cell office:value-type="float" office:value="8.60785606018209">
            <text:p>8.6078560602</text:p>
          </table:table-cell>
          <table:table-cell office:value-type="float" office:value="9.16131950680074">
            <text:p>9.1613195068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4">
            <text:p>4</text:p>
          </table:table-cell>
          <table:table-cell office:value-type="float" office:value="587">
            <text:p>587</text:p>
          </table:table-cell>
          <table:table-cell table:number-columns-repeated="2" office:value-type="float" office:value="444">
            <text:p>444</text:p>
          </table:table-cell>
          <table:table-cell office:value-type="float" office:value="8823">
            <text:p>8823</text:p>
          </table:table-cell>
          <table:table-cell office:value-type="float" office:value="16820">
            <text:p>16820</text:p>
          </table:table-cell>
          <table:table-cell office:value-type="float" office:value="30135">
            <text:p>30135</text:p>
          </table:table-cell>
          <table:table-cell office:value-type="float" office:value="105.333333333333">
            <text:p>105.3333333333</text:p>
          </table:table-cell>
          <table:table-cell office:value-type="float" office:value="1464">
            <text:p>1464</text:p>
          </table:table-cell>
          <table:table-cell office:value-type="float" office:value="2298.16666666667">
            <text:p>2298.1666666667</text:p>
          </table:table-cell>
          <table:table-cell office:value-type="float" office:value="0.011938494087423">
            <text:p>0.0119384941</text:p>
          </table:table-cell>
          <table:table-cell office:value-type="float" office:value="0.0870392390011891">
            <text:p>0.087039239</text:p>
          </table:table-cell>
          <table:table-cell office:value-type="float" office:value="0.0762623748686466">
            <text:p>0.0762623749</text:p>
          </table:table-cell>
          <table:table-cell office:value-type="float" office:value="1.04206408348249">
            <text:p>1.0420640835</text:p>
          </table:table-cell>
          <table:table-cell office:value-type="float" office:value="1.31948596159094">
            <text:p>1.3194859616</text:p>
          </table:table-cell>
          <table:table-cell office:value-type="float" office:value="1.27831757368865">
            <text:p>1.2783175737</text:p>
          </table:table-cell>
          <table:table-cell office:value-type="float" office:value="0">
            <text:p>0</text:p>
          </table:table-cell>
          <table:table-cell office:value-type="float" office:value="8.30537064109302">
            <text:p>8.3053706411</text:p>
          </table:table-cell>
          <table:table-cell office:value-type="float" office:value="9.43130852257609">
            <text:p>9.4313085226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0093">
            <text:p>10093</text:p>
          </table:table-cell>
          <table:table-cell office:value-type="float" office:value="19193">
            <text:p>19193</text:p>
          </table:table-cell>
          <table:table-cell office:value-type="float" office:value="34473">
            <text:p>34473</text:p>
          </table:table-cell>
          <table:table-cell office:value-type="float" office:value="-170.6">
            <text:p>-170.6</text:p>
          </table:table-cell>
          <table:table-cell office:value-type="float" office:value="1147.2">
            <text:p>1147.2</text:p>
          </table:table-cell>
          <table:table-cell office:value-type="float" office:value="2060.6">
            <text:p>2060.6</text:p>
          </table:table-cell>
          <table:table-cell office:value-type="float" office:value="-0.0169028039235113">
            <text:p>-0.0169028039</text:p>
          </table:table-cell>
          <table:table-cell office:value-type="float" office:value="0.0597717917990934">
            <text:p>0.0597717918</text:p>
          </table:table-cell>
          <table:table-cell office:value-type="float" office:value="0.0597743161314652">
            <text:p>0.0597743161</text:p>
          </table:table-cell>
          <table:table-cell office:value-type="float" office:value="0.941400167637445">
            <text:p>0.9414001676</text:p>
          </table:table-cell>
          <table:table-cell office:value-type="float" office:value="1.21620369880278">
            <text:p>1.2162036988</text:p>
          </table:table-cell>
          <table:table-cell office:value-type="float" office:value="1.21621312544334">
            <text:p>1.2162131254</text:p>
          </table:table-cell>
          <table:table-cell office:value-type="float" office:value="0">
            <text:p>0</text:p>
          </table:table-cell>
          <table:table-cell office:value-type="float" office:value="11.9397806497755">
            <text:p>11.9397806498</text:p>
          </table:table-cell>
          <table:table-cell office:value-type="float" office:value="11.9392907772526">
            <text:p>11.9392907773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0046">
            <text:p>10046</text:p>
          </table:table-cell>
          <table:table-cell office:value-type="float" office:value="19970">
            <text:p>19970</text:p>
          </table:table-cell>
          <table:table-cell office:value-type="float" office:value="37217">
            <text:p>37217</text:p>
          </table:table-cell>
          <table:table-cell office:value-type="float" office:value="0">
            <text:p>0</text:p>
          </table:table-cell>
          <table:table-cell office:value-type="float" office:value="1136.5">
            <text:p>1136.5</text:p>
          </table:table-cell>
          <table:table-cell table:number-columns-repeated="2" office:value-type="float" office:value="0">
            <text:p>0</text:p>
          </table:table-cell>
          <table:table-cell office:value-type="float" office:value="0.0569103655483225">
            <text:p>0.0569103655</text:p>
          </table:table-cell>
          <table:table-cell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20553430724454">
            <text:p>1.2055343072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12.5230063544965">
            <text:p>12.523006354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5">
            <text:p>5</text:p>
          </table:table-cell>
          <table:table-cell office:value-type="float" office:value="658">
            <text:p>658</text:p>
          </table:table-cell>
          <table:table-cell table:number-columns-repeated="2" office:value-type="float" office:value="502">
            <text:p>502</text:p>
          </table:table-cell>
          <table:table-cell office:value-type="float" office:value="10000">
            <text:p>10000</text:p>
          </table:table-cell>
          <table:table-cell office:value-type="float" office:value="20720">
            <text:p>20720</text:p>
          </table:table-cell>
          <table:table-cell office:value-type="float" office:value="40179">
            <text:p>40179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23">
            <text:p>1.23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5">
            <text:p>5</text:p>
          </table:table-cell>
          <table:table-cell office:value-type="float" office:value="757">
            <text:p>757</text:p>
          </table:table-cell>
          <table:table-cell table:number-columns-repeated="2" office:value-type="float" office:value="595">
            <text:p>595</text:p>
          </table:table-cell>
          <table:table-cell office:value-type="float" office:value="9954">
            <text:p>9954</text:p>
          </table:table-cell>
          <table:table-cell office:value-type="float" office:value="21530">
            <text:p>21530</text:p>
          </table:table-cell>
          <table:table-cell office:value-type="float" office:value="43377">
            <text:p>43377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06">
            <text:p>1.06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96.5">
            <text:p>96.5</text:p>
          </table:table-cell>
          <table:table-cell office:value-type="float" office:value="5367.5">
            <text:p>5367.5</text:p>
          </table:table-cell>
          <table:table-cell office:value-type="float" office:value="25700.5">
            <text:p>25700.5</text:p>
          </table:table-cell>
          <table:table-cell office:value-type="float" office:value="18.1375">
            <text:p>18.1375</text:p>
          </table:table-cell>
          <table:table-cell table:number-columns-repeated="3" office:value-type="float" office:value="5">
            <text:p>5</text:p>
          </table:table-cell>
          <table:table-cell office:value-type="float" office:value="612">
            <text:p>612</text:p>
          </table:table-cell>
          <table:table-cell office:value-type="float" office:value="887">
            <text:p>887</text:p>
          </table:table-cell>
          <table:table-cell office:value-type="float" office:value="444">
            <text:p>444</text:p>
          </table:table-cell>
          <table:table-cell office:value-type="float" office:value="9908">
            <text:p>9908</text:p>
          </table:table-cell>
          <table:table-cell office:value-type="float" office:value="22320">
            <text:p>22320</text:p>
          </table:table-cell>
          <table:table-cell office:value-type="float" office:value="46829">
            <text:p>46829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07">
            <text:p>1.07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87.6666666666667">
            <text:p>87.6666666667</text:p>
          </table:table-cell>
          <table:table-cell office:value-type="float" office:value="5481">
            <text:p>5481</text:p>
          </table:table-cell>
          <table:table-cell office:value-type="float" office:value="25224.6666666667">
            <text:p>25224.6666666667</text:p>
          </table:table-cell>
          <table:table-cell office:value-type="float" office:value="18.4466666666667">
            <text:p>18.44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634">
            <text:p>634</text:p>
          </table:table-cell>
          <table:table-cell office:value-type="float" office:value="919">
            <text:p>919</text:p>
          </table:table-cell>
          <table:table-cell office:value-type="float" office:value="460">
            <text:p>460</text:p>
          </table:table-cell>
          <table:table-cell office:value-type="float" office:value="9862">
            <text:p>9862</text:p>
          </table:table-cell>
          <table:table-cell office:value-type="float" office:value="24044">
            <text:p>24044</text:p>
          </table:table-cell>
          <table:table-cell office:value-type="float" office:value="50556">
            <text:p>50556</text:p>
          </table:table-cell>
          <table:table-cell table:number-columns-repeated="6" office:value-type="float" office:value="0">
            <text:p>0</text:p>
          </table:table-cell>
          <table:table-cell office:value-type="float" office:value="0.98">
            <text:p>0.98</text:p>
          </table:table-cell>
          <table:table-cell office:value-type="float" office:value="1.21">
            <text:p>1.21</text:p>
          </table:table-cell>
          <table:table-cell office:value-type="float" office:value="1.28">
            <text:p>1.28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18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98">
            <text:p>0.98</text:p>
          </table:table-cell>
          <table:table-cell office:value-type="float" office:value="1.21">
            <text:p>1.21</text:p>
          </table:table-cell>
          <table:table-cell office:value-type="float" office:value="1.28">
            <text:p>1.2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7.5">
            <text:p>17.5</text:p>
          </table:table-cell>
          <table:table-cell office:value-type="float" office:value="22.5">
            <text:p>22.5</text:p>
          </table:table-cell>
          <table:table-cell office:value-type="float" office:value="33.5">
            <text:p>33.5</text:p>
          </table:table-cell>
          <table:table-cell office:value-type="float" office:value="17138">
            <text:p>17138</text:p>
          </table:table-cell>
          <table:table-cell office:value-type="float" office:value="17772">
            <text:p>17772</text:p>
          </table:table-cell>
          <table:table-cell office:value-type="float" office:value="19702">
            <text:p>197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0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09:55.47</dc:date>
    <dc:creator>Liam Widdess</dc:creator>
    <meta:editing-duration>P2DT3H30M50S</meta:editing-duration>
    <meta:editing-cycles>185</meta:editing-cycles>
    <meta:generator>OpenOffice/4.1.7$Win32 OpenOffice.org_project/417m1$Build-9800</meta:generator>
    <meta:document-statistic meta:table-count="8" meta:cell-count="1103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0193">
                <text:p>10193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512">
                <text:p>13512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592">
                <text:p>1359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818">
                <text:p>9818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368">
                <text:p>9368</text:p>
              </table:table-cell>
              <table:table-cell office:value-type="float" office:value="12925">
                <text:p>12925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195">
                <text:p>9195</text:p>
              </table:table-cell>
              <table:table-cell office:value-type="float" office:value="13142">
                <text:p>13142</text:p>
              </table:table-cell>
              <table:table-cell office:value-type="float" office:value="18127">
                <text:p>1812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878">
                <text:p>8878</text:p>
              </table:table-cell>
              <table:table-cell office:value-type="float" office:value="13144">
                <text:p>13144</text:p>
              </table:table-cell>
              <table:table-cell office:value-type="float" office:value="18588">
                <text:p>1858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322">
                <text:p>9322</text:p>
              </table:table-cell>
              <table:table-cell office:value-type="float" office:value="12535">
                <text:p>12535</text:p>
              </table:table-cell>
              <table:table-cell office:value-type="float" office:value="17206">
                <text:p>1720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302">
                <text:p>9302</text:p>
              </table:table-cell>
              <table:table-cell office:value-type="float" office:value="12392">
                <text:p>12392</text:p>
              </table:table-cell>
              <table:table-cell office:value-type="float" office:value="17535">
                <text:p>1753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110">
                <text:p>9110</text:p>
              </table:table-cell>
              <table:table-cell office:value-type="float" office:value="13046">
                <text:p>13046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891">
                <text:p>8891</text:p>
              </table:table-cell>
              <table:table-cell office:value-type="float" office:value="12035">
                <text:p>12035</text:p>
              </table:table-cell>
              <table:table-cell office:value-type="float" office:value="18663">
                <text:p>1866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700">
                <text:p>8700</text:p>
              </table:table-cell>
              <table:table-cell office:value-type="float" office:value="11833">
                <text:p>11833</text:p>
              </table:table-cell>
              <table:table-cell office:value-type="float" office:value="16917">
                <text:p>1691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416">
                <text:p>8416</text:p>
              </table:table-cell>
              <table:table-cell office:value-type="float" office:value="11882">
                <text:p>11882</text:p>
              </table:table-cell>
              <table:table-cell office:value-type="float" office:value="16809">
                <text:p>1680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1648">
                <text:p>11648</text:p>
              </table:table-cell>
              <table:table-cell office:value-type="float" office:value="17644">
                <text:p>1764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401">
                <text:p>8401</text:p>
              </table:table-cell>
              <table:table-cell office:value-type="float" office:value="11512">
                <text:p>11512</text:p>
              </table:table-cell>
              <table:table-cell office:value-type="float" office:value="16267">
                <text:p>16267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72">
                <text:p>8572</text:p>
              </table:table-cell>
              <table:table-cell office:value-type="float" office:value="11188">
                <text:p>11188</text:p>
              </table:table-cell>
              <table:table-cell office:value-type="float" office:value="15739">
                <text:p>1573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524">
                <text:p>8524</text:p>
              </table:table-cell>
              <table:table-cell office:value-type="float" office:value="12284">
                <text:p>12284</text:p>
              </table:table-cell>
              <table:table-cell office:value-type="float" office:value="16678">
                <text:p>1667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40">
                <text:p>8240</text:p>
              </table:table-cell>
              <table:table-cell office:value-type="float" office:value="11456">
                <text:p>11456</text:p>
              </table:table-cell>
              <table:table-cell office:value-type="float" office:value="17738">
                <text:p>1773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330">
                <text:p>8330</text:p>
              </table:table-cell>
              <table:table-cell office:value-type="float" office:value="10690">
                <text:p>10690</text:p>
              </table:table-cell>
              <table:table-cell office:value-type="float" office:value="16177">
                <text:p>1617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762">
                <text:p>7762</text:p>
              </table:table-cell>
              <table:table-cell office:value-type="float" office:value="10729">
                <text:p>10729</text:p>
              </table:table-cell>
              <table:table-cell office:value-type="float" office:value="15027">
                <text:p>150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682">
                <text:p>7682</text:p>
              </table:table-cell>
              <table:table-cell office:value-type="float" office:value="10681">
                <text:p>10681</text:p>
              </table:table-cell>
              <table:table-cell office:value-type="float" office:value="16452">
                <text:p>1645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10">
                <text:p>7610</text:p>
              </table:table-cell>
              <table:table-cell office:value-type="float" office:value="10522">
                <text:p>10522</text:p>
              </table:table-cell>
              <table:table-cell office:value-type="float" office:value="15452">
                <text:p>1545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674">
                <text:p>10674</text:p>
              </table:table-cell>
              <table:table-cell office:value-type="float" office:value="15811">
                <text:p>1581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580">
                <text:p>7580</text:p>
              </table:table-cell>
              <table:table-cell office:value-type="float" office:value="10729">
                <text:p>10729</text:p>
              </table:table-cell>
              <table:table-cell office:value-type="float" office:value="17646">
                <text:p>1764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682">
                <text:p>7682</text:p>
              </table:table-cell>
              <table:table-cell office:value-type="float" office:value="11524">
                <text:p>11524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770">
                <text:p>7770</text:p>
              </table:table-cell>
              <table:table-cell office:value-type="float" office:value="10890">
                <text:p>10890</text:p>
              </table:table-cell>
              <table:table-cell office:value-type="float" office:value="16509">
                <text:p>165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1081">
                <text:p>11081</text:p>
              </table:table-cell>
              <table:table-cell office:value-type="float" office:value="16024">
                <text:p>160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62">
                <text:p>7462</text:p>
              </table:table-cell>
              <table:table-cell office:value-type="float" office:value="11644">
                <text:p>11644</text:p>
              </table:table-cell>
              <table:table-cell office:value-type="float" office:value="16731">
                <text:p>16731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47">
                <text:p>7547</text:p>
              </table:table-cell>
              <table:table-cell office:value-type="float" office:value="11600">
                <text:p>11600</text:p>
              </table:table-cell>
              <table:table-cell office:value-type="float" office:value="16437">
                <text:p>1643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4">
                <text:p>7594</text:p>
              </table:table-cell>
              <table:table-cell office:value-type="float" office:value="11388">
                <text:p>11388</text:p>
              </table:table-cell>
              <table:table-cell office:value-type="float" office:value="17628">
                <text:p>176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532">
                <text:p>8532</text:p>
              </table:table-cell>
              <table:table-cell office:value-type="float" office:value="11644">
                <text:p>11644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958">
                <text:p>8958</text:p>
              </table:table-cell>
              <table:table-cell office:value-type="float" office:value="11872">
                <text:p>11872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9031">
                <text:p>9031</text:p>
              </table:table-cell>
              <table:table-cell office:value-type="float" office:value="11558">
                <text:p>11558</text:p>
              </table:table-cell>
              <table:table-cell office:value-type="float" office:value="16079">
                <text:p>1607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642">
                <text:p>8642</text:p>
              </table:table-cell>
              <table:table-cell office:value-type="float" office:value="11514">
                <text:p>11514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82">
                <text:p>8682</text:p>
              </table:table-cell>
              <table:table-cell office:value-type="float" office:value="11400">
                <text:p>11400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65">
                <text:p>8565</text:p>
              </table:table-cell>
              <table:table-cell office:value-type="float" office:value="11529">
                <text:p>11529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635">
                <text:p>8635</text:p>
              </table:table-cell>
              <table:table-cell office:value-type="float" office:value="11408">
                <text:p>11408</text:p>
              </table:table-cell>
              <table:table-cell office:value-type="float" office:value="17534">
                <text:p>1753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480">
                <text:p>8480</text:p>
              </table:table-cell>
              <table:table-cell office:value-type="float" office:value="12320">
                <text:p>12320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468">
                <text:p>8468</text:p>
              </table:table-cell>
              <table:table-cell office:value-type="float" office:value="13080">
                <text:p>13080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505">
                <text:p>8505</text:p>
              </table:table-cell>
              <table:table-cell office:value-type="float" office:value="11992">
                <text:p>11992</text:p>
              </table:table-cell>
              <table:table-cell office:value-type="float" office:value="17134">
                <text:p>1713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640">
                <text:p>8640</text:p>
              </table:table-cell>
              <table:table-cell office:value-type="float" office:value="11968">
                <text:p>11968</text:p>
              </table:table-cell>
              <table:table-cell office:value-type="float" office:value="17144">
                <text:p>1714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848">
                <text:p>11848</text:p>
              </table:table-cell>
              <table:table-cell office:value-type="float" office:value="19565">
                <text:p>19565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282">
                <text:p>12282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475">
                <text:p>8475</text:p>
              </table:table-cell>
              <table:table-cell office:value-type="float" office:value="11791">
                <text:p>11791</text:p>
              </table:table-cell>
              <table:table-cell office:value-type="float" office:value="20239">
                <text:p>202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142">
                <text:p>9142</text:p>
              </table:table-cell>
              <table:table-cell office:value-type="float" office:value="13164">
                <text:p>13164</text:p>
              </table:table-cell>
              <table:table-cell office:value-type="float" office:value="22645">
                <text:p>2264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652">
                <text:p>13652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92">
                <text:p>9192</text:p>
              </table:table-cell>
              <table:table-cell office:value-type="float" office:value="12754">
                <text:p>12754</text:p>
              </table:table-cell>
              <table:table-cell office:value-type="float" office:value="20853">
                <text:p>2085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2695">
                <text:p>12695</text:p>
              </table:table-cell>
              <table:table-cell office:value-type="float" office:value="19663">
                <text:p>19663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7754">
                <text:p>7754</text:p>
              </table:table-cell>
              <table:table-cell office:value-type="float" office:value="12843">
                <text:p>12843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6951">
                <text:p>6951</text:p>
              </table:table-cell>
              <table:table-cell office:value-type="float" office:value="11804">
                <text:p>11804</text:p>
              </table:table-cell>
              <table:table-cell office:value-type="float" office:value="20706">
                <text:p>2070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6153">
                <text:p>6153</text:p>
              </table:table-cell>
              <table:table-cell office:value-type="float" office:value="11700">
                <text:p>11700</text:p>
              </table:table-cell>
              <table:table-cell office:value-type="float" office:value="20073">
                <text:p>2007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5775">
                <text:p>5775</text:p>
              </table:table-cell>
              <table:table-cell office:value-type="float" office:value="11469">
                <text:p>11469</text:p>
              </table:table-cell>
              <table:table-cell office:value-type="float" office:value="19021">
                <text:p>1902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6510">
                <text:p>6510</text:p>
              </table:table-cell>
              <table:table-cell office:value-type="float" office:value="12075">
                <text:p>12075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6690">
                <text:p>6690</text:p>
              </table:table-cell>
              <table:table-cell office:value-type="float" office:value="11520">
                <text:p>11520</text:p>
              </table:table-cell>
              <table:table-cell office:value-type="float" office:value="20314">
                <text:p>2031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6153">
                <text:p>6153</text:p>
              </table:table-cell>
              <table:table-cell office:value-type="float" office:value="10920">
                <text:p>10920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5775">
                <text:p>5775</text:p>
              </table:table-cell>
              <table:table-cell office:value-type="float" office:value="9900">
                <text:p>9900</text:p>
              </table:table-cell>
              <table:table-cell office:value-type="float" office:value="16668">
                <text:p>1666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6510">
                <text:p>6510</text:p>
              </table:table-cell>
              <table:table-cell office:value-type="float" office:value="9548">
                <text:p>9548</text:p>
              </table:table-cell>
              <table:table-cell office:value-type="float" office:value="14880">
                <text:p>1488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5831">
                <text:p>5831</text:p>
              </table:table-cell>
              <table:table-cell office:value-type="float" office:value="8931">
                <text:p>8931</text:p>
              </table:table-cell>
              <table:table-cell office:value-type="float" office:value="15360">
                <text:p>15360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5775">
                <text:p>5775</text:p>
              </table:table-cell>
              <table:table-cell office:value-type="float" office:value="8980">
                <text:p>8980</text:p>
              </table:table-cell>
              <table:table-cell office:value-type="float" office:value="15456">
                <text:p>1545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6510">
                <text:p>6510</text:p>
              </table:table-cell>
              <table:table-cell office:value-type="float" office:value="9570">
                <text:p>9570</text:p>
              </table:table-cell>
              <table:table-cell office:value-type="float" office:value="16176">
                <text:p>161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6690">
                <text:p>6690</text:p>
              </table:table-cell>
              <table:table-cell office:value-type="float" office:value="9812">
                <text:p>9812</text:p>
              </table:table-cell>
              <table:table-cell office:value-type="float" office:value="16416">
                <text:p>1641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6256">
                <text:p>6256</text:p>
              </table:table-cell>
              <table:table-cell office:value-type="float" office:value="9568">
                <text:p>9568</text:p>
              </table:table-cell>
              <table:table-cell office:value-type="float" office:value="16464">
                <text:p>1646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6975">
                <text:p>6975</text:p>
              </table:table-cell>
              <table:table-cell office:value-type="float" office:value="9947">
                <text:p>9947</text:p>
              </table:table-cell>
              <table:table-cell office:value-type="float" office:value="16464">
                <text:p>1646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7095">
                <text:p>7095</text:p>
              </table:table-cell>
              <table:table-cell office:value-type="float" office:value="10530">
                <text:p>10530</text:p>
              </table:table-cell>
              <table:table-cell office:value-type="float" office:value="18720">
                <text:p>1872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7125">
                <text:p>7125</text:p>
              </table:table-cell>
              <table:table-cell office:value-type="float" office:value="10960">
                <text:p>10960</text:p>
              </table:table-cell>
              <table:table-cell office:value-type="float" office:value="19680">
                <text:p>1968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7155">
                <text:p>7155</text:p>
              </table:table-cell>
              <table:table-cell office:value-type="float" office:value="10633">
                <text:p>10633</text:p>
              </table:table-cell>
              <table:table-cell office:value-type="float" office:value="18072">
                <text:p>18072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7890">
                <text:p>7890</text:p>
              </table:table-cell>
              <table:table-cell office:value-type="float" office:value="12495">
                <text:p>12495</text:p>
              </table:table-cell>
              <table:table-cell office:value-type="float" office:value="21420">
                <text:p>2142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7548">
                <text:p>7548</text:p>
              </table:table-cell>
              <table:table-cell office:value-type="float" office:value="12056">
                <text:p>12056</text:p>
              </table:table-cell>
              <table:table-cell office:value-type="float" office:value="22560">
                <text:p>2256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7620">
                <text:p>7620</text:p>
              </table:table-cell>
              <table:table-cell office:value-type="float" office:value="12208">
                <text:p>12208</text:p>
              </table:table-cell>
              <table:table-cell office:value-type="float" office:value="22800">
                <text:p>22800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7196">
                <text:p>7196</text:p>
              </table:table-cell>
              <table:table-cell office:value-type="float" office:value="12285">
                <text:p>12285</text:p>
              </table:table-cell>
              <table:table-cell office:value-type="float" office:value="24096">
                <text:p>2409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8786">
                <text:p>8786</text:p>
              </table:table-cell>
              <table:table-cell office:value-type="float" office:value="13833">
                <text:p>13833</text:p>
              </table:table-cell>
              <table:table-cell office:value-type="float" office:value="28560">
                <text:p>2856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9174">
                <text:p>9174</text:p>
              </table:table-cell>
              <table:table-cell office:value-type="float" office:value="13146">
                <text:p>13146</text:p>
              </table:table-cell>
              <table:table-cell office:value-type="float" office:value="21312">
                <text:p>21312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9081">
                <text:p>9081</text:p>
              </table:table-cell>
              <table:table-cell office:value-type="float" office:value="13584">
                <text:p>13584</text:p>
              </table:table-cell>
              <table:table-cell office:value-type="float" office:value="22080">
                <text:p>22080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0676">
                <text:p>10676</text:p>
              </table:table-cell>
              <table:table-cell office:value-type="float" office:value="15897">
                <text:p>15897</text:p>
              </table:table-cell>
              <table:table-cell office:value-type="float" office:value="25566">
                <text:p>2556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9180">
                <text:p>9180</text:p>
              </table:table-cell>
              <table:table-cell office:value-type="float" office:value="15583">
                <text:p>15583</text:p>
              </table:table-cell>
              <table:table-cell office:value-type="float" office:value="27704">
                <text:p>2770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9510">
                <text:p>9510</text:p>
              </table:table-cell>
              <table:table-cell office:value-type="float" office:value="15036">
                <text:p>15036</text:p>
              </table:table-cell>
              <table:table-cell office:value-type="float" office:value="26459">
                <text:p>2645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8823">
                <text:p>8823</text:p>
              </table:table-cell>
              <table:table-cell office:value-type="float" office:value="16820">
                <text:p>16820</text:p>
              </table:table-cell>
              <table:table-cell office:value-type="float" office:value="30135">
                <text:p>301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0093">
                <text:p>10093</text:p>
              </table:table-cell>
              <table:table-cell office:value-type="float" office:value="19193">
                <text:p>19193</text:p>
              </table:table-cell>
              <table:table-cell office:value-type="float" office:value="34473">
                <text:p>3447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0046">
                <text:p>10046</text:p>
              </table:table-cell>
              <table:table-cell office:value-type="float" office:value="19970">
                <text:p>19970</text:p>
              </table:table-cell>
              <table:table-cell office:value-type="float" office:value="37217">
                <text:p>3721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000">
                <text:p>10000</text:p>
              </table:table-cell>
              <table:table-cell office:value-type="float" office:value="20720">
                <text:p>20720</text:p>
              </table:table-cell>
              <table:table-cell office:value-type="float" office:value="40179">
                <text:p>40179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9954">
                <text:p>9954</text:p>
              </table:table-cell>
              <table:table-cell office:value-type="float" office:value="21530">
                <text:p>21530</text:p>
              </table:table-cell>
              <table:table-cell office:value-type="float" office:value="43377">
                <text:p>4337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9908">
                <text:p>9908</text:p>
              </table:table-cell>
              <table:table-cell office:value-type="float" office:value="22320">
                <text:p>22320</text:p>
              </table:table-cell>
              <table:table-cell office:value-type="float" office:value="46829">
                <text:p>46829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9862">
                <text:p>9862</text:p>
              </table:table-cell>
              <table:table-cell office:value-type="float" office:value="24044">
                <text:p>24044</text:p>
              </table:table-cell>
              <table:table-cell office:value-type="float" office:value="50556">
                <text:p>505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367.5">
                <text:p>5367.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481">
                <text:p>5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1375">
                <text:p>18.137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4466666666667">
                <text:p>18.44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976800162213">
                <text:p>0.99597680016221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5716927808792">
                <text:p>0.9571692780879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8385360664157">
                <text:p>0.94838536066415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6730080310364">
                <text:p>0.92673008031036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9356492051674">
                <text:p>0.91935649205167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9367549934844">
                <text:p>0.999367549934844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300561443859">
                <text:p>0.989300561443859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1946758652956">
                <text:p>0.96194675865295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1475506168649">
                <text:p>0.961475506168649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5782611365686">
                <text:p>0.95578261136568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2099098292803">
                <text:p>0.96209909829280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33868008994065">
                <text:p>0.93386800899406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83767761037879">
                <text:p>0.98376776103787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91822626238039">
                <text:p>0.99182262623803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35317072229914">
                <text:p>0.93531707222991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1971667892293">
                <text:p>0.97197166789229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44024428894567">
                <text:p>0.944024428894567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69370779809737">
                <text:p>0.96937077980973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1424218747949">
                <text:p>0.9142421874794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51530586759834">
                <text:p>0.95153058675983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90062429333172">
                <text:p>0.99006242933317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2622104938048">
                <text:p>1.0262210493804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180865150712">
                <text:p>1.018086515071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1530586759834">
                <text:p>0.95153058675983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54774973642078">
                <text:p>0.95477497364207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5111386614285">
                <text:p>0.97511138661428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930144551494">
                <text:p>1.0593014455149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302729871523">
                <text:p>1.0130272987152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88668249521589">
                <text:p>0.988668249521589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487270082546">
                <text:p>1.0848727008254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9190150474338">
                <text:p>1.0919015047433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486605901233">
                <text:p>1.0548660590123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4348823913185">
                <text:p>1.0434882391318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071886777828">
                <text:p>1.1107188677782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435650404451">
                <text:p>1.07435650404451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4495155079482">
                <text:p>0.96449515507948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3253526297151">
                <text:p>1.0325352629715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8342616864669">
                <text:p>0.978342616864669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7371327473282">
                <text:p>0.97737132747328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992129682240907">
                <text:p>0.99212968224090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2672595085335">
                <text:p>1.02672595085335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4264121525157">
                <text:p>1.0426412152515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5831176302569">
                <text:p>1.05831176302569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2555739872767">
                <text:p>1.0255573987276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50055238421902">
                <text:p>0.95005523842190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21049174078">
                <text:p>1.012104917407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2320906523">
                <text:p>1.037232090652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879159398615936">
                <text:p>0.87915939861593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48951316364059">
                <text:p>0.94895131636405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713333787558273">
                <text:p>0.713333787558273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730842422547301">
                <text:p>0.730842422547301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02101249572452">
                <text:p>1.0210124957245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95168375047259">
                <text:p>0.95168375047259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1644931640625">
                <text:p>1.01644931640625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904160734097633">
                <text:p>0.90416073409763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052941">
                <text:p>1.05294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0864836057159">
                <text:p>1.086483605715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05459909045933">
                <text:p>1.05459909045933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5901012395772">
                <text:p>1.05901012395772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3031807372176">
                <text:p>1.03031807372176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2066767190673">
                <text:p>1.0206676719067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9474561839113">
                <text:p>1.19474561839113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5948667221991">
                <text:p>1.1594866722199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5276035913872">
                <text:p>1.1527603591387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5948667221991">
                <text:p>1.1594866722199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5460049039224">
                <text:p>1.05460049039224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7565046821737">
                <text:p>1.07565046821737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8125410913872">
                <text:p>1.1812541091387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4682042985998">
                <text:p>1.1468204298599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6068182920107">
                <text:p>1.0606818292010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27836704642769">
                <text:p>1.2783670464276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05004211584776">
                <text:p>1.0500421158477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0.947354752205154">
                <text:p>0.947354752205154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30727795827922">
                <text:p>1.3072779582792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31948596159094">
                <text:p>1.3194859615909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21620369880278">
                <text:p>1.2162036988027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20553430724454">
                <text:p>1.20553430724454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268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5700.5">
                <text:p>25700.5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5224.6666666667">
                <text:p>25224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